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9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list-style-name="LFO2" style:family="paragraph">
      <style:text-properties fo:font-size="14pt" style:font-size-asian="14pt" style:font-size-complex="14pt"/>
    </style:style>
    <style:style style:name="P11" style:parent-style-name="Standard" style:list-style-name="LFO2" style:family="paragraph">
      <style:text-properties fo:font-size="14pt" style:font-size-asian="14pt" style:font-size-complex="14pt"/>
    </style:style>
    <style:style style:name="P12" style:parent-style-name="Standard" style:list-style-name="LFO2" style:family="paragraph">
      <style:text-properties fo:font-size="14pt" style:font-size-asian="14pt" style:font-size-complex="14pt"/>
    </style:style>
    <style:style style:name="P13" style:parent-style-name="Standard" style:list-style-name="LFO2" style:family="paragraph">
      <style:text-properties fo:font-size="14pt" style:font-size-asian="14pt" style:font-size-complex="14pt"/>
    </style:style>
    <style:style style:name="P14" style:parent-style-name="Standard" style:list-style-name="LFO2" style:family="paragraph"/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" style:parent-style-name="Standard" style:list-style-name="LFO2" style:family="paragraph">
      <style:text-properties fo:font-size="14pt" style:font-size-asian="14pt" style:font-size-complex="14pt"/>
    </style:style>
    <style:style style:name="P25" style:parent-style-name="Standard" style:list-style-name="LFO2" style:family="paragraph">
      <style:text-properties fo:font-size="14pt" style:font-size-asian="14pt" style:font-size-complex="14pt"/>
    </style:style>
    <style:style style:name="P26" style:parent-style-name="Standard" style:list-style-name="LFO2" style:family="paragraph">
      <style:text-properties fo:font-size="14pt" style:font-size-asian="14pt" style:font-size-complex="14pt"/>
    </style:style>
    <style:style style:name="P27" style:parent-style-name="Standard" style:list-style-name="LFO2" style:family="paragraph">
      <style:text-properties fo:font-size="14pt" style:font-size-asian="14pt" style:font-size-complex="14pt"/>
    </style:style>
    <style:style style:name="P28" style:parent-style-name="Standard" style:list-style-name="LFO2" style:family="paragraph">
      <style:text-properties fo:font-size="14pt" style:font-size-asian="14pt" style:font-size-complex="14pt"/>
    </style:style>
    <style:style style:name="P29" style:parent-style-name="Standard" style:list-style-name="LFO2" style:family="paragraph">
      <style:text-properties fo:font-size="14pt" style:font-size-asian="14pt" style:font-size-complex="14pt"/>
    </style:style>
    <style:style style:name="P30" style:parent-style-name="Standard" style:list-style-name="LFO3" style:family="paragraph">
      <style:text-properties fo:font-size="14pt" style:font-size-asian="14pt" style:font-size-complex="14pt"/>
    </style:style>
    <style:style style:name="P31" style:parent-style-name="Standard" style:list-style-name="LFO3" style:family="paragraph">
      <style:text-properties fo:font-size="14pt" style:font-size-asian="14pt" style:font-size-complex="14pt"/>
    </style:style>
    <style:style style:name="P32" style:parent-style-name="Standard" style:list-style-name="LFO3" style:family="paragraph">
      <style:text-properties fo:font-size="14pt" style:font-size-asian="14pt" style:font-size-complex="14pt"/>
    </style:style>
    <style:style style:name="P33" style:parent-style-name="Standard" style:list-style-name="LFO4" style:family="paragraph">
      <style:text-properties fo:font-size="14pt" style:font-size-asian="14pt" style:font-size-complex="14pt"/>
    </style:style>
    <style:style style:name="P34" style:parent-style-name="Standard" style:list-style-name="LFO4" style:family="paragraph">
      <style:text-properties fo:font-size="14pt" style:font-size-asian="14pt" style:font-size-complex="14pt"/>
    </style:style>
    <style:style style:name="P35" style:parent-style-name="Standard" style:list-style-name="LFO4" style:family="paragraph">
      <style:text-properties fo:font-size="14pt" style:font-size-asian="14pt" style:font-size-complex="14pt"/>
    </style:style>
    <style:style style:name="P36" style:parent-style-name="Standard" style:list-style-name="LFO5" style:family="paragraph">
      <style:text-properties fo:font-size="14pt" style:font-size-asian="14pt" style:font-size-complex="14pt"/>
    </style:style>
    <style:style style:name="P37" style:parent-style-name="Standard" style:list-style-name="LFO5" style:family="paragraph">
      <style:text-properties fo:font-size="14pt" style:font-size-asian="14pt" style:font-size-complex="14pt"/>
    </style:style>
    <style:style style:name="P38" style:parent-style-name="Standard" style:list-style-name="LFO5" style:family="paragraph">
      <style:text-properties fo:font-size="14pt" style:font-size-asian="14pt" style:font-size-complex="14pt"/>
    </style:style>
    <style:style style:name="P39" style:parent-style-name="Standard" style:list-style-name="LFO5" style:family="paragraph">
      <style:text-properties fo:font-size="14pt" style:font-size-asian="14pt" style:font-size-complex="14pt"/>
    </style:style>
    <style:style style:name="P40" style:parent-style-name="Standard" style:list-style-name="LFO4" style:family="paragraph"/>
    <style:style style:name="T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list-style-name="LFO4" style:family="paragraph">
      <style:text-properties fo:font-size="14pt" style:font-size-asian="14pt" style:font-size-complex="14pt"/>
    </style:style>
    <style:style style:name="P45" style:parent-style-name="Standard" style:list-style-name="LFO4" style:family="paragraph">
      <style:text-properties fo:font-size="14pt" style:font-size-asian="14pt" style:font-size-complex="14pt"/>
    </style:style>
    <style:style style:name="P46" style:parent-style-name="Standard" style:list-style-name="LFO4" style:family="paragraph">
      <style:text-properties fo:font-size="14pt" style:font-size-asian="14pt" style:font-size-complex="14pt"/>
    </style:style>
    <style:style style:name="P47" style:parent-style-name="Standard" style:list-style-name="LFO4" style:family="paragraph">
      <style:text-properties fo:font-size="14pt" style:font-size-asian="14pt" style:font-size-complex="14pt"/>
    </style:style>
    <style:style style:name="P48" style:parent-style-name="Standard" style:list-style-name="LFO4" style:family="paragraph">
      <style:text-properties fo:font-size="14pt" style:font-size-asian="14pt" style:font-size-complex="14pt"/>
    </style:style>
    <style:style style:name="P49" style:parent-style-name="Standard" style:list-style-name="LFO4" style:family="paragraph">
      <style:text-properties fo:font-size="14pt" style:font-size-asian="14pt" style:font-size-complex="14pt"/>
    </style:style>
    <style:style style:name="P50" style:parent-style-name="Standard" style:list-style-name="LFO4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list-style-name="LFO4" style:family="paragraph"/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Standard" style:list-style-name="LFO4" style:family="paragraph"/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Standard" style:list-style-name="LFO4" style:family="paragraph"/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6" style:parent-style-name="Standard" style:list-style-name="LFO4" style:family="paragraph"/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Standard" style:list-style-name="LFO4" style:family="paragraph"/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Standard" style:list-style-name="LFO4" style:family="paragraph"/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list-style-name="LFO4" style:family="paragraph"/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list-style-name="LFO4" style:family="paragraph"/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Standard" style:list-style-name="LFO4" style:family="paragraph"/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P87" style:parent-style-name="Standard" style:list-style-name="LFO6" style:family="paragraph">
      <style:text-properties fo:font-size="14pt" style:font-size-asian="14pt" style:font-size-complex="14pt"/>
    </style:style>
    <style:style style:name="P88" style:parent-style-name="Standard" style:list-style-name="LFO4" style:family="paragraph"/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1" style:parent-style-name="Standard" style:list-style-name="LFO4" style:family="paragraph">
      <style:text-properties fo:font-size="14pt" style:font-size-asian="14pt" style:font-size-complex="14pt"/>
    </style:style>
    <style:style style:name="P92" style:parent-style-name="Standard" style:list-style-name="LFO4" style:family="paragraph"/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5" style:parent-style-name="Standard" style:list-style-name="LFO4" style:family="paragraph"/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9" style:parent-style-name="Standard" style:list-style-name="LFO4" style:family="paragraph"/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Standard" style:list-style-name="LFO4" style:family="paragraph">
      <style:text-properties fo:font-size="14pt" style:font-size-asian="14pt" style:font-size-complex="14pt"/>
    </style:style>
    <style:style style:name="P103" style:parent-style-name="Standard" style:list-style-name="LFO4" style:family="paragraph"/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Standard" style:list-style-name="LFO4" style:family="paragraph">
      <style:text-properties fo:font-size="14pt" style:font-size-asian="14pt" style:font-size-complex="14pt"/>
    </style:style>
    <style:style style:name="P107" style:parent-style-name="Standard" style:list-style-name="LFO4" style:family="paragraph"/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0" style:parent-style-name="Standard" style:list-style-name="LFO4" style:family="paragraph"/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Standard" style:list-style-name="LFO4" style:family="paragraph"/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7" style:parent-style-name="Standard" style:list-style-name="LFO4" style:family="paragraph"/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Standard" style:list-style-name="LFO4" style:family="paragraph"/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Standard" style:list-style-name="LFO4" style:family="paragraph"/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" style:parent-style-name="Standard" style:list-style-name="LFO4" style:family="paragraph"/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5" style:parent-style-name="Standard" style:list-style-name="LFO4" style:family="paragraph"/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P152" style:parent-style-name="Standard" style:list-style-name="LFO7" style:family="paragraph"/>
    <style:style style:name="T1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list-style-name="LFO7" style:family="paragraph"/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3" style:parent-style-name="Standard" style:list-style-name="LFO7" style:family="paragraph"/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6" style:parent-style-name="Standard" style:list-style-name="LFO7" style:family="paragraph"/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1" style:parent-style-name="Standard" style:list-style-name="LFO8" style:family="paragraph"/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4" style:parent-style-name="Standard" style:list-style-name="LFO8" style:family="paragraph">
      <style:text-properties fo:font-size="14pt" style:font-size-asian="14pt" style:font-size-complex="14pt"/>
    </style:style>
    <style:style style:name="P175" style:parent-style-name="Standard" style:list-style-name="LFO8" style:family="paragraph"/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8" style:parent-style-name="Standard" style:list-style-name="LFO8" style:family="paragraph"/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1" style:parent-style-name="Standard" style:list-style-name="LFO8" style:family="paragraph"/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4" style:parent-style-name="Standard" style:list-style-name="LFO8" style:family="paragraph">
      <style:text-properties fo:font-size="14pt" style:font-size-asian="14pt" style:font-size-complex="14pt"/>
    </style:style>
    <style:style style:name="P185" style:parent-style-name="Standard" style:list-style-name="LFO9" style:family="paragraph"/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8" style:parent-style-name="Standard" style:list-style-name="LFO9" style:family="paragraph"/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1" style:parent-style-name="Standard" style:list-style-name="LFO9" style:family="paragraph">
      <style:text-properties fo:font-size="14pt" style:font-size-asian="14pt" style:font-size-complex="14pt"/>
    </style:style>
    <style:style style:name="P192" style:parent-style-name="Standard" style:list-style-name="LFO9" style:family="paragraph"/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5" style:parent-style-name="Standard" style:list-style-name="LFO9" style:family="paragraph">
      <style:text-properties fo:font-size="14pt" style:font-size-asian="14pt" style:font-size-complex="14pt"/>
    </style:style>
    <style:style style:name="P196" style:parent-style-name="Standard" style:list-style-name="LFO7" style:family="paragraph"/>
    <style:style style:name="T1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1" style:parent-style-name="Standard" style:list-style-name="LFO7" style:family="paragraph">
      <style:text-properties fo:font-size="14pt" style:font-size-asian="14pt" style:font-size-complex="14pt"/>
    </style:style>
    <style:style style:name="P202" style:parent-style-name="Standard" style:list-style-name="LFO7" style:family="paragraph"/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5" style:parent-style-name="Standard" style:list-style-name="LFO7" style:family="paragraph"/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8" style:parent-style-name="Standard" style:list-style-name="LFO7" style:family="paragraph"/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Standard" style:list-style-name="LFO7" style:family="paragraph"/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5" style:parent-style-name="Standard" style:list-style-name="LFO7" style:family="paragraph"/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8" style:parent-style-name="Standard" style:list-style-name="LFO7" style:family="paragraph"/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1" style:parent-style-name="Standard" style:list-style-name="LFO1" style:family="paragraph"/>
    <style:style style:name="T22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list-style-name="LFO10" style:family="paragraph"/>
    <style:style style:name="T22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5" style:parent-style-name="Абзацсписка" style:list-style-name="LFO10" style:family="paragraph">
      <style:paragraph-properties style:vertical-align="auto" fo:background-color="#1E1F22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color="#6F737A" style:letter-kerning="false" fo:font-size="10pt" style:font-size-asian="10pt" style:font-size-complex="10pt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P363" style:parent-style-name="Standard" style:list-style-name="LFO10" style:family="paragraph"/>
    <style:style style:name="T3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66" style:parent-style-name="Абзацсписка" style:list-style-name="LFO10" style:family="paragraph">
      <style:paragraph-properties style:vertical-align="auto" fo:background-color="#1E1F22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P429" style:parent-style-name="Standard" style:list-style-name="LFO10" style:family="paragraph"/>
    <style:style style:name="T4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4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32" style:parent-style-name="Абзацсписка" style:list-style-name="LFO10" style:family="paragraph">
      <style:paragraph-properties style:vertical-align="auto" fo:background-color="#1E1F22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P502" style:parent-style-name="Standard" style:list-style-name="LFO10" style:family="paragraph"/>
    <style:style style:name="T5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05" style:parent-style-name="Абзацсписка" style:list-style-name="LFO10" style:family="paragraph">
      <style:paragraph-properties style:vertical-align="auto" fo:background-color="#1E1F22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2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Courier New" style:font-name-asian="Times New Roman" style:font-name-complex="Courier New" fo:color="#6F737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6F737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2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99" style:parent-style-name="СтандартныйHTML" style:list-style-name="LFO10" style:family="paragraph">
      <style:paragraph-properties fo:margin-bottom="0.1666in" fo:background-color="#1E1F22"/>
      <style:text-properties fo:language="en" fo:country="US"/>
    </style:style>
    <style:style style:name="P1100" style:parent-style-name="Standard" style:list-style-name="LFO10" style:family="paragraph"/>
    <style:style style:name="T110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02" style:parent-style-name="Абзацсписка" style:list-style-name="LFO10" style:family="paragraph">
      <style:paragraph-properties style:vertical-align="auto" fo:background-color="#1E1F22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fo:hyphenate="true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7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57AAF7" style:letter-kerning="false" fo:font-size="10pt" style:font-size-asian="10pt" style:font-size-complex="10pt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ru" style:country-asian="RU" style:language-complex="ar" style:country-complex="SA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ru" style:country-asian="RU" style:language-complex="ar" style:country-complex="SA"/>
    </style:style>
    <style:style style:name="T1325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ru" style:country-asian="RU" style:language-complex="ar" style:country-complex="SA"/>
    </style:style>
    <style:style style:name="P1327" style:parent-style-name="Standard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T13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2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7" style:parent-style-name="Гиперссылка" style:family="text">
      <style:text-properties fo:font-size="14pt" style:font-size-asian="14pt" style:font-size-complex="14pt" fo:language="en" fo:country="US"/>
    </style:style>
    <style:style style:name="T1338" style:parent-style-name="Гиперссылка" style:family="text">
      <style:text-properties fo:font-size="14pt" style:font-size-asian="14pt" style:font-size-complex="14pt" fo:language="en" fo:country="US"/>
    </style:style>
    <style:style style:name="T1339" style:parent-style-name="Гиперссылка" style:family="text">
      <style:text-properties fo:font-size="14pt" style:font-size-asian="14pt" style:font-size-complex="14pt" fo:language="en" fo:country="US"/>
    </style:style>
    <style:style style:name="T1340" style:parent-style-name="Гиперссылка" style:family="text">
      <style:text-properties fo:font-size="14pt" style:font-size-asian="14pt" style:font-size-complex="14pt" fo:language="en" fo:country="US"/>
    </style:style>
    <style:style style:name="T1341" style:parent-style-name="Гиперссылка" style:family="text">
      <style:text-properties fo:font-size="14pt" style:font-size-asian="14pt" style:font-size-complex="14pt" fo:language="en" fo:country="US"/>
    </style:style>
    <style:style style:name="T1342" style:parent-style-name="Гиперссылка" style:family="text">
      <style:text-properties fo:font-size="14pt" style:font-size-asian="14pt" style:font-size-complex="14pt" fo:language="en" fo:country="US"/>
    </style:style>
    <style:style style:name="P1343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 fo:language="en" fo:country="US"/>
    </style:style>
    <style:style style:name="T134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4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4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47" style:parent-style-name="Standard" style:family="paragraph">
      <style:paragraph-properties fo:margin-left="0.4923in">
        <style:tab-stops/>
      </style:paragraph-properties>
    </style:style>
    <style:style style:name="T1348" style:parent-style-name="Основнойшрифтабзаца" style:family="text">
      <style:text-properties fo:font-size="14pt" style:font-size-asian="14pt" style:font-size-complex="14pt"/>
    </style:style>
    <style:style style:name="T13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0" style:parent-style-name="Основнойшрифтабзаца" style:family="text">
      <style:text-properties fo:font-size="14pt" style:font-size-asian="14pt" style:font-size-complex="14pt"/>
    </style:style>
    <style:style style:name="T13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2" style:parent-style-name="Основнойшрифтабзаца" style:family="text">
      <style:text-properties fo:font-size="14pt" style:font-size-asian="14pt" style:font-size-complex="14pt"/>
    </style:style>
    <style:style style:name="T13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4" style:parent-style-name="Основнойшрифтабзаца" style:family="text">
      <style:text-properties fo:font-size="14pt" style:font-size-asian="14pt" style:font-size-complex="14pt"/>
    </style:style>
    <style:style style:name="T13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8" style:parent-style-name="Основнойшрифтабзаца" style:family="text">
      <style:text-properties fo:font-size="14pt" style:font-size-asian="14pt" style:font-size-complex="14pt"/>
    </style:style>
    <style:style style:name="T13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0" style:parent-style-name="Основнойшрифтабзаца" style:family="text">
      <style:text-properties fo:font-size="14pt" style:font-size-asian="14pt" style:font-size-complex="14pt"/>
    </style:style>
    <style:style style:name="T13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2" style:parent-style-name="Основнойшрифтабзаца" style:family="text">
      <style:text-properties fo:font-size="14pt" style:font-size-asian="14pt" style:font-size-complex="14pt"/>
    </style:style>
    <style:style style:name="T13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4" style:parent-style-name="Основнойшрифтабзаца" style:family="text">
      <style:text-properties fo:font-size="14pt" style:font-size-asian="14pt" style:font-size-complex="14pt"/>
    </style:style>
    <style:style style:name="T13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6" style:parent-style-name="Основнойшрифтабзаца" style:family="text">
      <style:text-properties fo:font-size="14pt" style:font-size-asian="14pt" style:font-size-complex="14pt"/>
    </style:style>
    <style:style style:name="T13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8" style:parent-style-name="Основнойшрифтабзаца" style:family="text">
      <style:text-properties fo:font-size="14pt" style:font-size-asian="14pt" style:font-size-complex="14pt"/>
    </style:style>
    <style:style style:name="T13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0" style:parent-style-name="Основнойшрифтабзаца" style:family="text">
      <style:text-properties fo:font-size="14pt" style:font-size-asian="14pt" style:font-size-complex="14pt"/>
    </style:style>
    <style:style style:name="T1371" style:parent-style-name="Основнойшрифтабзаца" style:family="text">
      <style:text-properties fo:font-size="14pt" style:font-size-asian="14pt" style:font-size-complex="14pt"/>
    </style:style>
    <style:style style:name="T13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3" style:parent-style-name="Основнойшрифтабзаца" style:family="text">
      <style:text-properties fo:font-size="14pt" style:font-size-asian="14pt" style:font-size-complex="14pt"/>
    </style:style>
    <style:style style:name="T1374" style:parent-style-name="Основнойшрифтабзаца" style:family="text">
      <style:text-properties fo:font-size="14pt" style:font-size-asian="14pt" style:font-size-complex="14pt"/>
    </style:style>
    <style:style style:name="T1375" style:parent-style-name="Основнойшрифтабзаца" style:family="text">
      <style:text-properties fo:font-size="14pt" style:font-size-asian="14pt" style:font-size-complex="14pt"/>
    </style:style>
    <style:style style:name="T1376" style:parent-style-name="Основнойшрифтабзаца" style:family="text">
      <style:text-properties fo:font-size="14pt" style:font-size-asian="14pt" style:font-size-complex="14pt"/>
    </style:style>
    <style:style style:name="T1377" style:parent-style-name="Основнойшрифтабзаца" style:family="text">
      <style:text-properties fo:font-size="14pt" style:font-size-asian="14pt" style:font-size-complex="14pt"/>
    </style:style>
    <style:style style:name="T1378" style:parent-style-name="Основнойшрифтабзаца" style:family="text">
      <style:text-properties fo:font-size="14pt" style:font-size-asian="14pt" style:font-size-complex="14pt"/>
    </style:style>
    <style:style style:name="T1379" style:parent-style-name="Основнойшрифтабзаца" style:family="text">
      <style:text-properties fo:font-size="14pt" style:font-size-asian="14pt" style:font-size-complex="14pt"/>
    </style:style>
    <style:style style:name="T1380" style:parent-style-name="Основнойшрифтабзаца" style:family="text">
      <style:text-properties fo:font-size="14pt" style:font-size-asian="14pt" style:font-size-complex="14pt"/>
    </style:style>
    <style:style style:name="T1381" style:parent-style-name="Основнойшрифтабзаца" style:family="text">
      <style:text-properties fo:font-size="14pt" style:font-size-asian="14pt" style:font-size-complex="14pt"/>
    </style:style>
    <style:style style:name="T1382" style:parent-style-name="Основнойшрифтабзаца" style:family="text">
      <style:text-properties fo:font-size="14pt" style:font-size-asian="14pt" style:font-size-complex="14pt"/>
    </style:style>
    <style:style style:name="T1383" style:parent-style-name="Основнойшрифтабзаца" style:family="text">
      <style:text-properties fo:font-size="14pt" style:font-size-asian="14pt" style:font-size-complex="14pt"/>
    </style:style>
    <style:style style:name="T1384" style:parent-style-name="Основнойшрифтабзаца" style:family="text">
      <style:text-properties fo:font-size="14pt" style:font-size-asian="14pt" style:font-size-complex="14pt"/>
    </style:style>
    <style:style style:name="T1385" style:parent-style-name="Основнойшрифтабзаца" style:family="text">
      <style:text-properties fo:font-size="14pt" style:font-size-asian="14pt" style:font-size-complex="14pt"/>
    </style:style>
    <style:style style:name="T1386" style:parent-style-name="Основнойшрифтабзаца" style:family="text">
      <style:text-properties fo:font-size="14pt" style:font-size-asian="14pt" style:font-size-complex="14pt"/>
    </style:style>
    <style:style style:name="T1387" style:parent-style-name="Основнойшрифтабзаца" style:family="text">
      <style:text-properties fo:font-size="14pt" style:font-size-asian="14pt" style:font-size-complex="14pt"/>
    </style:style>
    <style:style style:name="T1388" style:parent-style-name="Основнойшрифтабзаца" style:family="text">
      <style:text-properties fo:font-size="14pt" style:font-size-asian="14pt" style:font-size-complex="14pt"/>
    </style:style>
    <style:style style:name="T1389" style:parent-style-name="Основнойшрифтабзаца" style:family="text">
      <style:text-properties fo:font-size="14pt" style:font-size-asian="14pt" style:font-size-complex="14pt"/>
    </style:style>
    <style:style style:name="T1390" style:parent-style-name="Основнойшрифтабзаца" style:family="text">
      <style:text-properties fo:font-size="14pt" style:font-size-asian="14pt" style:font-size-complex="14pt"/>
    </style:style>
    <style:style style:name="T1391" style:parent-style-name="Основнойшрифтабзаца" style:family="text">
      <style:text-properties fo:font-size="14pt" style:font-size-asian="14pt" style:font-size-complex="14pt"/>
    </style:style>
    <style:style style:name="T1392" style:parent-style-name="Основнойшрифтабзаца" style:family="text">
      <style:text-properties fo:font-size="14pt" style:font-size-asian="14pt" style:font-size-complex="14pt"/>
    </style:style>
    <style:style style:name="T1393" style:parent-style-name="Основнойшрифтабзаца" style:family="text">
      <style:text-properties fo:font-size="14pt" style:font-size-asian="14pt" style:font-size-complex="14pt"/>
    </style:style>
    <style:style style:name="T1394" style:parent-style-name="Основнойшрифтабзаца" style:family="text">
      <style:text-properties fo:font-size="14pt" style:font-size-asian="14pt" style:font-size-complex="14pt"/>
    </style:style>
    <style:style style:name="T1395" style:parent-style-name="Основнойшрифтабзаца" style:family="text">
      <style:text-properties fo:font-size="14pt" style:font-size-asian="14pt" style:font-size-complex="14pt"/>
    </style:style>
    <style:style style:name="T1396" style:parent-style-name="Основнойшрифтабзаца" style:family="text">
      <style:text-properties fo:font-size="14pt" style:font-size-asian="14pt" style:font-size-complex="14pt"/>
    </style:style>
    <style:style style:name="T1397" style:parent-style-name="Основнойшрифтабзаца" style:family="text">
      <style:text-properties fo:font-size="14pt" style:font-size-asian="14pt" style:font-size-complex="14pt"/>
    </style:style>
    <style:style style:name="T1398" style:parent-style-name="Основнойшрифтабзаца" style:family="text">
      <style:text-properties fo:font-size="14pt" style:font-size-asian="14pt" style:font-size-complex="14pt"/>
    </style:style>
    <style:style style:name="T1399" style:parent-style-name="Основнойшрифтабзаца" style:family="text">
      <style:text-properties fo:font-size="14pt" style:font-size-asian="14pt" style:font-size-complex="14pt"/>
    </style:style>
    <style:style style:name="T1400" style:parent-style-name="Основнойшрифтабзаца" style:family="text">
      <style:text-properties fo:font-size="14pt" style:font-size-asian="14pt" style:font-size-complex="14pt"/>
    </style:style>
    <style:style style:name="T1401" style:parent-style-name="Основнойшрифтабзаца" style:family="text">
      <style:text-properties fo:font-size="14pt" style:font-size-asian="14pt" style:font-size-complex="14pt"/>
    </style:style>
    <style:style style:name="T1402" style:parent-style-name="Основнойшрифтабзаца" style:family="text">
      <style:text-properties fo:font-size="14pt" style:font-size-asian="14pt" style:font-size-complex="14pt"/>
    </style:style>
    <style:style style:name="T1403" style:parent-style-name="Основнойшрифтабзаца" style:family="text">
      <style:text-properties fo:font-size="14pt" style:font-size-asian="14pt" style:font-size-complex="14pt"/>
    </style:style>
    <style:style style:name="T1404" style:parent-style-name="Основнойшрифтабзаца" style:family="text">
      <style:text-properties fo:font-size="14pt" style:font-size-asian="14pt" style:font-size-complex="14pt"/>
    </style:style>
    <style:style style:name="T1405" style:parent-style-name="Основнойшрифтабзаца" style:family="text">
      <style:text-properties fo:font-size="14pt" style:font-size-asian="14pt" style:font-size-complex="14pt"/>
    </style:style>
    <style:style style:name="T1406" style:parent-style-name="Основнойшрифтабзаца" style:family="text">
      <style:text-properties fo:font-size="14pt" style:font-size-asian="14pt" style:font-size-complex="14pt"/>
    </style:style>
    <style:style style:name="T1407" style:parent-style-name="Основнойшрифтабзаца" style:family="text">
      <style:text-properties fo:font-size="14pt" style:font-size-asian="14pt" style:font-size-complex="14pt"/>
    </style:style>
    <style:style style:name="T1408" style:parent-style-name="Основнойшрифтабзаца" style:family="text">
      <style:text-properties fo:font-size="14pt" style:font-size-asian="14pt" style:font-size-complex="14pt"/>
    </style:style>
    <style:style style:name="T1409" style:parent-style-name="Основнойшрифтабзаца" style:family="text">
      <style:text-properties fo:font-size="14pt" style:font-size-asian="14pt" style:font-size-complex="14pt"/>
    </style:style>
    <style:style style:name="T1410" style:parent-style-name="Основнойшрифтабзаца" style:family="text">
      <style:text-properties fo:font-size="14pt" style:font-size-asian="14pt" style:font-size-complex="14pt"/>
    </style:style>
    <style:style style:name="T1411" style:parent-style-name="Основнойшрифтабзаца" style:family="text">
      <style:text-properties fo:font-size="14pt" style:font-size-asian="14pt" style:font-size-complex="14pt"/>
    </style:style>
    <style:style style:name="T1412" style:parent-style-name="Основнойшрифтабзаца" style:family="text">
      <style:text-properties fo:font-size="14pt" style:font-size-asian="14pt" style:font-size-complex="14pt"/>
    </style:style>
    <style:style style:name="T1413" style:parent-style-name="Основнойшрифтабзаца" style:family="text">
      <style:text-properties fo:font-size="14pt" style:font-size-asian="14pt" style:font-size-complex="14pt"/>
    </style:style>
    <style:style style:name="T1414" style:parent-style-name="Основнойшрифтабзаца" style:family="text">
      <style:text-properties fo:font-size="14pt" style:font-size-asian="14pt" style:font-size-complex="14pt"/>
    </style:style>
    <style:style style:name="T1415" style:parent-style-name="Основнойшрифтабзаца" style:family="text">
      <style:text-properties fo:font-size="14pt" style:font-size-asian="14pt" style:font-size-complex="14pt"/>
    </style:style>
    <style:style style:name="T1416" style:parent-style-name="Основнойшрифтабзаца" style:family="text">
      <style:text-properties fo:font-size="14pt" style:font-size-asian="14pt" style:font-size-complex="14pt"/>
    </style:style>
    <style:style style:name="T1417" style:parent-style-name="Основнойшрифтабзаца" style:family="text">
      <style:text-properties fo:font-size="14pt" style:font-size-asian="14pt" style:font-size-complex="14pt"/>
    </style:style>
    <style:style style:name="T1418" style:parent-style-name="Основнойшрифтабзаца" style:family="text">
      <style:text-properties fo:font-size="14pt" style:font-size-asian="14pt" style:font-size-complex="14pt"/>
    </style:style>
    <style:style style:name="T1419" style:parent-style-name="Основнойшрифтабзаца" style:family="text">
      <style:text-properties fo:font-size="14pt" style:font-size-asian="14pt" style:font-size-complex="14pt"/>
    </style:style>
    <style:style style:name="T1420" style:parent-style-name="Основнойшрифтабзаца" style:family="text">
      <style:text-properties fo:font-size="14pt" style:font-size-asian="14pt" style:font-size-complex="14pt"/>
    </style:style>
    <style:style style:name="T1421" style:parent-style-name="Основнойшрифтабзаца" style:family="text">
      <style:text-properties fo:font-size="14pt" style:font-size-asian="14pt" style:font-size-complex="14pt"/>
    </style:style>
    <style:style style:name="T1422" style:parent-style-name="Основнойшрифтабзаца" style:family="text">
      <style:text-properties fo:font-size="14pt" style:font-size-asian="14pt" style:font-size-complex="14pt"/>
    </style:style>
    <style:style style:name="T1423" style:parent-style-name="Основнойшрифтабзаца" style:family="text">
      <style:text-properties fo:font-size="14pt" style:font-size-asian="14pt" style:font-size-complex="14pt"/>
    </style:style>
    <style:style style:name="T1424" style:parent-style-name="Основнойшрифтабзаца" style:family="text">
      <style:text-properties fo:font-size="14pt" style:font-size-asian="14pt" style:font-size-complex="14pt"/>
    </style:style>
    <style:style style:name="T1425" style:parent-style-name="Основнойшрифтабзаца" style:family="text">
      <style:text-properties fo:font-size="14pt" style:font-size-asian="14pt" style:font-size-complex="14pt"/>
    </style:style>
    <style:style style:name="T1426" style:parent-style-name="Основнойшрифтабзаца" style:family="text">
      <style:text-properties fo:font-size="14pt" style:font-size-asian="14pt" style:font-size-complex="14pt"/>
    </style:style>
    <style:style style:name="T1427" style:parent-style-name="Основнойшрифтабзаца" style:family="text">
      <style:text-properties fo:font-size="14pt" style:font-size-asian="14pt" style:font-size-complex="14pt"/>
    </style:style>
    <style:style style:name="T1428" style:parent-style-name="Основнойшрифтабзаца" style:family="text">
      <style:text-properties fo:font-size="14pt" style:font-size-asian="14pt" style:font-size-complex="14pt"/>
    </style:style>
    <style:style style:name="T1429" style:parent-style-name="Основнойшрифтабзаца" style:family="text">
      <style:text-properties fo:font-size="14pt" style:font-size-asian="14pt" style:font-size-complex="14pt"/>
    </style:style>
    <style:style style:name="T1430" style:parent-style-name="Основнойшрифтабзаца" style:family="text">
      <style:text-properties fo:font-size="14pt" style:font-size-asian="14pt" style:font-size-complex="14pt"/>
    </style:style>
    <style:style style:name="T1431" style:parent-style-name="Основнойшрифтабзаца" style:family="text">
      <style:text-properties fo:font-size="14pt" style:font-size-asian="14pt" style:font-size-complex="14pt"/>
    </style:style>
    <style:style style:name="T1432" style:parent-style-name="Основнойшрифтабзаца" style:family="text">
      <style:text-properties fo:font-size="14pt" style:font-size-asian="14pt" style:font-size-complex="14pt"/>
    </style:style>
    <style:style style:name="T1433" style:parent-style-name="Основнойшрифтабзаца" style:family="text">
      <style:text-properties fo:font-size="14pt" style:font-size-asian="14pt" style:font-size-complex="14pt"/>
    </style:style>
    <style:style style:name="T1434" style:parent-style-name="Основнойшрифтабзаца" style:family="text">
      <style:text-properties fo:font-size="14pt" style:font-size-asian="14pt" style:font-size-complex="14pt"/>
    </style:style>
    <style:style style:name="T1435" style:parent-style-name="Основнойшрифтабзаца" style:family="text">
      <style:text-properties fo:font-size="14pt" style:font-size-asian="14pt" style:font-size-complex="14pt"/>
    </style:style>
    <style:style style:name="T1436" style:parent-style-name="Основнойшрифтабзаца" style:family="text">
      <style:text-properties fo:font-size="14pt" style:font-size-asian="14pt" style:font-size-complex="14pt"/>
    </style:style>
    <style:style style:name="T1437" style:parent-style-name="Основнойшрифтабзаца" style:family="text">
      <style:text-properties fo:font-size="14pt" style:font-size-asian="14pt" style:font-size-complex="14pt"/>
    </style:style>
    <style:style style:name="T1438" style:parent-style-name="Основнойшрифтабзаца" style:family="text">
      <style:text-properties fo:font-size="14pt" style:font-size-asian="14pt" style:font-size-complex="14pt"/>
    </style:style>
    <style:style style:name="T1439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 Голуб Егор Евгеньевич</text:p>
      <text:p text:style-name="P2">Группа: СКБ251</text:p>
      <text:p text:style-name="P3"/>
      <text:list text:style-name="LFO1" text:continue-numbering="true">
        <text:list-item>
          <text:p text:style-name="P4"><text:span text:style-name="T5">Описание лабораторной работы</text:span></text:p>
        </text:list-item>
      </text:list>
      <text:p text:style-name="P6">Цель лабораторной работы — реализация класса на языке C++ для управления связанным списком блоков управления процессами (PCB). PCB (Process Control Block) — это<text:s/>структура данных, используемая операционной системой для хранения информации о состоянии процесса. Эта информация включает идентификатор процесса, его статус, счетчик команд, регистры CPU и другие данные, необходимые для управления выполнением процесса.</text:p>
      <text:p text:style-name="P7"><text:span text:style-name="T8">Описание классов:</text:span><text:span text:style-name="T9"><text:s/></text:span></text:p>
      <text:list text:style-name="LFO2" text:continue-numbering="true">
        <text:list-item>
          <text:p text:style-name="P10">Структура PCB:<text:s/></text:p>
          <text:list text:continue-numbering="true">
            <text:list-item>
              <text:p text:style-name="P11">• Атрибуты:<text:s/></text:p>
              <text:list text:continue-numbering="true">
                <text:list-item>
                  <text:p text:style-name="P12">processID: Идентификатор процесса (int).<text:s/></text:p>
                </text:list-item>
                <text:list-item>
                  <text:p text:style-name="P13">processName: Название процесса (std::string).<text:s/></text:p>
                </text:list-item>
                <text:list-item>
                  <text:p text:style-name="P14"><text:span text:style-name="T15">processStatus:<text:s/></text:span><text:span text:style-name="T16">Статус</text:span><text:span text:style-name="T17"><text:s/></text:span><text:span text:style-name="T18">процесса</text:span><text:span text:style-name="T19"><text:s/>(std::string<text:s/></text:span><text:span text:style-name="T20">или</text:span><text:span text:style-name="T21"><text:s/>enum,<text:s/></text:span><text:span text:style-name="T22">например</text:span><text:span text:style-name="T23">, Running, Waiting, Stopped).</text:span></text:p>
                </text:list-item>
                <text:list-item>
                  <text:p text:style-name="P24">commandCounter: Счетчик команд (int), указывающий на следующую исполняемую команду.<text:s/></text:p>
                </text:list-item>
                <text:list-item>
                  <text:p text:style-name="P25">cpuRegisters: Массив или структура для хранения состояния регистров CPU (может быть представлен, например, массивом int или специфической структурой).<text:s/></text:p>
                </text:list-item>
              </text:list>
            </text:list-item>
          </text:list>
        </text:list-item>
        <text:list-item>
          <text:p text:style-name="P26">Класс ListNode:</text:p>
          <text:list text:continue-numbering="true">
            <text:list-item>
              <text:p text:style-name="P27">Атрибуты:</text:p>
              <text:list text:continue-numbering="true">
                <text:list-item>
                  <text:p text:style-name="P28">data: Объект PCB.</text:p>
                </text:list-item>
                <text:list-item>
                  <text:p text:style-name="P29">next: Указатель на следующий узел в списке (ListNode*).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30">Методы:</text:p>
          <text:list text:continue-numbering="true">
            <text:list-item>
              <text:p text:style-name="P31">Конструктор, инициализирующий data и next.<text:s/></text:p>
            </text:list-item>
            <text:list-item>
              <text:p text:style-name="P32">Деструктор, если требуется.<text:s/></text:p>
            </text:list-item>
          </text:list>
        </text:list-item>
      </text:list>
      <text:list text:style-name="LFO4" text:continue-numbering="true">
        <text:list-item>
          <text:p text:style-name="P33">Класс ProcessList:</text:p>
          <text:list text:continue-numbering="true">
            <text:list-item>
              <text:p text:style-name="P34">Атрибуты:<text:s/></text:p>
              <text:list text:continue-numbering="true">
                <text:list-item>
                  <text:p text:style-name="P35">head: Указатель на начало списка (ListNode*).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36">Методы:<text:s/></text:p>
          <text:list text:continue-numbering="true">
            <text:list-item>
              <text:p text:style-name="P37">insert (const PCB&amp;<text:s/>newPCB): вставляет новый PCB в список, упорядоченно по идентификатору процесса. Возвращает true, если вставка успешна, и false в случае дублирования идентификатора.</text:p>
            </text:list-item>
            <text:list-item>
              <text:p text:style-name="P38">remove (int pid): удаляет PCB из списка по идентификатору. Возвращает true, если удаление успешно, и false, если идентификатор не найден.</text:p>
            </text:list-item>
            <text:list-item>
              <text:p text:style-name="P39">printList (): выводит информацию о всех процессах в списке.</text:p>
            </text:list-item>
          </text:list>
        </text:list-item>
      </text:list>
      <text:list text:style-name="LFO4" text:continue-numbering="true">
        <text:list-item>
          <text:p text:style-name="P40"><text:span text:style-name="T41">В функции main</text:span><text:span text:style-name="T42"><text:s/></text:span><text:span text:style-name="T43">():<text:s/></text:span></text:p>
          <text:list text:continue-numbering="true">
            <text:list-item>
              <text:p text:style-name="P44">Создание списка процессов: Инициализация объекта класса ProcessList.</text:p>
            </text:list-item>
            <text:list-item>
              <text:p text:style-name="P45">Добавление элементов: Вставка нескольких процессов в список.<text:s/></text:p>
            </text:list-item>
            <text:list-item>
              <text:p text:style-name="P46">Вывод списка: Печать списка после вставок для проверки корректности добавления.<text:s/></text:p>
            </text:list-item>
            <text:list-item>
              <text:p text:style-name="P47">Удаление элементов: Удаление одного или нескольких процессов из списка.<text:s/></text:p>
            </text:list-item>
            <text:list-item>
              <text:p text:style-name="P48">Вывод списка: Печать списка после удалений для демонстрации изменений.<text:s/></text:p>
            </text:list-item>
            <text:list-item>
              <text:p text:style-name="P49">Попытки неудачной операции: Демонстрация попыток вставки существующих и удаления несуществующих элементов.<text:s/></text:p>
            </text:list-item>
            <text:list-item>
              <text:p text:style-name="P50">Финальный вывод списка: Печать конечного состояния списка.</text:p>
            </text:list-item>
          </text:list>
        </text:list-item>
      </text:list>
      <text:p text:style-name="P51"/>
      <text:list text:style-name="LFO1" text:continue-numbering="true">
        <text:list-item>
          <text:p text:style-name="P52">Описание алгоритма:</text:p>
        </text:list-item>
      </text:list>
      <text:list text:style-name="LFO4" text:continue-numbering="true">
        <text:list-item>
          <text:p text:style-name="P53"><text:span text:style-name="T54">Заголовочный файл</text:span><text:span text:style-name="T55"><text:s/>PCB.h:</text:span></text:p>
          <text:list text:continue-numbering="true">
            <text:list-item>
              <text:p text:style-name="P56"><text:span text:style-name="T57">Назначение: определяет структуру данных, которая описывает<text:s/></text:span><text:span text:style-name="T58">процесс</text:span></text:p>
            </text:list-item>
            <text:list-item>
              <text:p text:style-name="P59"><text:span text:style-name="T60">Определяет</text:span><text:span text:style-name="T61"><text:s/>ProcessStatus<text:s/></text:span><text:span text:style-name="T62">с</text:span><text:span text:style-name="T63"><text:s/></text:span><text:span text:style-name="T64">состояниями</text:span><text:span text:style-name="T65">: Running, Stopped, Waiting</text:span></text:p>
            </text:list-item>
            <text:list-item>
              <text:p text:style-name="P66"><text:span text:style-name="T67">Определяет структуру<text:s/></text:span><text:span text:style-name="T68">PCB</text:span><text:span text:style-name="T69"><text:s/>с полями:<text:s/></text:span></text:p>
              <text:list text:continue-numbering="true">
                <text:list-item>
                  <text:p text:style-name="P70"><text:span text:style-name="T71">processID</text:span><text:span text:style-name="T72"><text:s/>— идентификатор процесса.</text:span></text:p>
                </text:list-item>
                <text:list-item>
                  <text:p text:style-name="P73"><text:span text:style-name="T74">processName</text:span><text:span text:style-name="T75"><text:s/>— имя процесса.<text:s/></text:span></text:p>
                </text:list-item>
                <text:list-item>
                  <text:p text:style-name="P76"><text:span text:style-name="T77">processStatus</text:span><text:span text:style-name="T78"><text:s/>— текущий статус.<text:s/></text:span></text:p>
                </text:list-item>
                <text:list-item>
                  <text:p text:style-name="P79"><text:span text:style-name="T80">commandCounter</text:span><text:span text:style-name="T81"><text:s/>— счётчик команд.<text:s/></text:span></text:p>
                </text:list-item>
                <text:list-item>
                  <text:p text:style-name="P82"><text:span text:style-name="T83">cpuRegisters</text:span><text:span text:style-name="T84"><text:s/>— вектор значений регистров<text:s/></text:span><text:span text:style-name="T85">CPU</text:span><text:span text:style-name="T86">.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87">Содержит два конструктора: параметризованный и по умолчанию</text:p>
        </text:list-item>
      </text:list>
      <text:list text:style-name="LFO4" text:continue-numbering="true">
        <text:list-item>
          <text:p text:style-name="P88"><text:span text:style-name="T89">Заголовочный файл<text:s/></text:span><text:span text:style-name="T90">ListNode.h:</text:span></text:p>
          <text:list text:continue-numbering="true">
            <text:list-item>
              <text:p text:style-name="P91">Назначение: определяет узел односвязного списка.</text:p>
            </text:list-item>
            <text:list-item>
              <text:p text:style-name="P92"><text:span text:style-name="T93">Структура</text:span><text:span text:style-name="T94">:</text:span></text:p>
              <text:list text:continue-numbering="true">
                <text:list-item>
                  <text:p text:style-name="P95"><text:span text:style-name="T96">data —<text:s/></text:span><text:span text:style-name="T97">объект типа<text:s/></text:span><text:span text:style-name="T98">PCB</text:span></text:p>
                </text:list-item>
                <text:list-item>
                  <text:p text:style-name="P99"><text:span text:style-name="T100">next</text:span><text:span text:style-name="T101"><text:s/>— указатель на следующий узел</text:span></text:p>
                </text:list-item>
                <text:list-item>
                  <text:p text:style-name="P102">Конструктор принимает PCB и необязательный указатель на следующий узел.</text:p>
                </text:list-item>
              </text:list>
            </text:list-item>
          </text:list>
        </text:list-item>
        <text:list-item>
          <text:p text:style-name="P103"><text:span text:style-name="T104">Заголовочный файл<text:s/></text:span><text:span text:style-name="T105">ProcessList.h:</text:span></text:p>
          <text:list text:continue-numbering="true">
            <text:list-item>
              <text:p text:style-name="P106">Назначение: объявляет класс ProcessList для управления упорядоченным списком процессов.</text:p>
            </text:list-item>
            <text:list-item>
              <text:p text:style-name="P107"><text:span text:style-name="T108">Структура</text:span><text:span text:style-name="T109">:</text:span></text:p>
              <text:list text:continue-numbering="true">
                <text:list-item>
                  <text:p text:style-name="P110"><text:span text:style-name="T111">Приватное поле<text:s/></text:span><text:span text:style-name="T112">head</text:span><text:span text:style-name="T113"><text:s/>— указатель на первый узел списка</text:span></text:p>
                </text:list-item>
                <text:list-item>
                  <text:p text:style-name="P114"><text:span text:style-name="T115">Публичные методы</text:span><text:span text:style-name="T116">:</text:span></text:p>
                  <text:list text:continue-numbering="true">
                    <text:list-item>
                      <text:p text:style-name="P117"><text:span text:style-name="T118">ProcessList</text:span><text:span text:style-name="T119"><text:s/></text:span><text:span text:style-name="T120">() —<text:s/></text:span><text:span text:style-name="T121">конструктор</text:span></text:p>
                    </text:list-item>
                    <text:list-item>
                      <text:p text:style-name="P122"><text:span text:style-name="T123">~ProcessList () —<text:s/></text:span><text:span text:style-name="T124">деструктор</text:span></text:p>
                    </text:list-item>
                    <text:list-item>
                      <text:p text:style-name="P125"><text:span text:style-name="T126">bool</text:span><text:span text:style-name="T127"><text:s/></text:span><text:span text:style-name="T128">insert</text:span><text:span text:style-name="T129">(</text:span><text:span text:style-name="T130">const</text:span><text:span text:style-name="T131"><text:s/>&amp;</text:span><text:span text:style-name="T132">PCB</text:span><text:span text:style-name="T133">) — добавление процесса в связный список с сохранением порядка по<text:s/></text:span><text:span text:style-name="T134">processID</text:span></text:p>
                    </text:list-item>
                    <text:list-item>
                      <text:p text:style-name="P135"><text:span text:style-name="T136">bool</text:span><text:span text:style-name="T137"><text:s/></text:span><text:span text:style-name="T138">remove</text:span><text:span text:style-name="T139">(</text:span><text:span text:style-name="T140">int</text:span><text:span text:style-name="T141"><text:s/></text:span><text:span text:style-name="T142">pid</text:span><text:span text:style-name="T143">) — удаление процесса из связного списка по его<text:s/></text:span><text:span text:style-name="T144">ID</text:span></text:p>
                    </text:list-item>
                    <text:list-item>
                      <text:p text:style-name="P145"><text:span text:style-name="T146">void</text:span><text:span text:style-name="T147"><text:s/></text:span><text:span text:style-name="T148">printList</text:span><text:span text:style-name="T149">()<text:s/></text:span><text:span text:style-name="T150">const</text:span><text:span text:style-name="T151"><text:s/>— вывод всех процессов в списке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152"><text:span text:style-name="T153">Файл с реализацией процессов<text:s/></text:span><text:span text:style-name="T154">ProcessList</text:span><text:span text:style-name="T155">.</text:span><text:span text:style-name="T156">cpp</text:span><text:span text:style-name="T157">:</text:span></text:p>
          <text:list text:continue-numbering="true">
            <text:list-item>
              <text:p text:style-name="P158"><text:span text:style-name="T159">Назначение: реализует методы из<text:s/></text:span><text:span text:style-name="T160">ProcessList</text:span><text:span text:style-name="T161">.</text:span><text:span text:style-name="T162">h</text:span></text:p>
            </text:list-item>
            <text:list-item>
              <text:p text:style-name="P163"><text:span text:style-name="T164">Конструктор<text:s/></text:span><text:span text:style-name="T165">ProcessList()</text:span></text:p>
              <text:list text:continue-numbering="true">
                <text:list-item>
                  <text:p text:style-name="P166"><text:span text:style-name="T167">Инициализирует<text:s/></text:span><text:span text:style-name="T168">head<text:s/></text:span><text:span text:style-name="T169">как<text:s/></text:span><text:span text:style-name="T170">nullptr</text:span>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171"><text:span text:style-name="T172">Деструктор<text:s/></text:span><text:span text:style-name="T173">~ProcessList()</text:span></text:p>
          <text:list text:continue-numbering="true">
            <text:list-item>
              <text:p text:style-name="P174">Последовательно удаляет все<text:s/>элементы из связного списка</text:p>
            </text:list-item>
          </text:list>
        </text:list-item>
        <text:list-item>
          <text:p text:style-name="P175"><text:span text:style-name="T176">Метод</text:span><text:span text:style-name="T177"><text:s/>bool insert(const PCB &amp;newPCB)</text:span></text:p>
          <text:list text:continue-numbering="true">
            <text:list-item>
              <text:p text:style-name="P178"><text:span text:style-name="T179">Вставляет процесс в упорядоченный список по<text:s/></text:span><text:span text:style-name="T180">processID</text:span></text:p>
            </text:list-item>
            <text:list-item>
              <text:p text:style-name="P181"><text:span text:style-name="T182">Проверяет на дубликаты по<text:s/></text:span><text:span text:style-name="T183">processID</text:span></text:p>
            </text:list-item>
            <text:list-item>
              <text:p text:style-name="P184">Выводит сообщение об успехе/неудаче</text:p>
            </text:list-item>
          </text:list>
        </text:list-item>
      </text:list>
      <text:list text:style-name="LFO9" text:continue-numbering="true">
        <text:list-item>
          <text:p text:style-name="P185"><text:span text:style-name="T186">Метод</text:span><text:span text:style-name="T187"><text:s/>bool remove(int pid)</text:span></text:p>
          <text:list text:continue-numbering="true">
            <text:list-item>
              <text:p text:style-name="P188"><text:span text:style-name="T189">Удаляет процесс по<text:s/></text:span><text:span text:style-name="T190">processID</text:span></text:p>
            </text:list-item>
            <text:list-item>
              <text:p text:style-name="P191">Выводит сообщение об успехе/неудаче</text:p>
            </text:list-item>
          </text:list>
        </text:list-item>
        <text:list-item>
          <text:p text:style-name="P192"><text:span text:style-name="T193">Метод<text:s/></text:span><text:span text:style-name="T194">void printList() const:</text:span></text:p>
          <text:list text:continue-numbering="true">
            <text:list-item>
              <text:p text:style-name="P195">Выводит информацию о каждом процессе</text:p>
            </text:list-item>
          </text:list>
        </text:list-item>
      </text:list>
      <text:list text:style-name="LFO7" text:continue-numbering="true">
        <text:list-item>
          <text:p text:style-name="P196"><text:span text:style-name="T197">Основной исполняемый файл<text:s/></text:span><text:span text:style-name="T198">main</text:span><text:span text:style-name="T199">.</text:span><text:span text:style-name="T200">cpp</text:span></text:p>
          <text:list text:continue-numbering="true">
            <text:list-item>
              <text:p text:style-name="P201">Назначение: точка входа в программу, демонстрация работы списка процессов</text:p>
            </text:list-item>
            <text:list-item>
              <text:p text:style-name="P202"><text:span text:style-name="T203">Основные действия</text:span><text:span text:style-name="T204">:</text:span></text:p>
              <text:list text:continue-numbering="true">
                <text:list-item>
                  <text:p text:style-name="P205"><text:span text:style-name="T206">Создание объекта<text:s/></text:span><text:span text:style-name="T207">ProcessList</text:span></text:p>
                </text:list-item>
                <text:list-item>
                  <text:p text:style-name="P208"><text:span text:style-name="T209">Создание нескольких объектов<text:s/></text:span><text:span text:style-name="T210">PCB</text:span><text:span text:style-name="T211"><text:s/>с разными параметрами</text:span></text:p>
                </text:list-item>
                <text:list-item>
                  <text:p text:style-name="P212"><text:span text:style-name="T213">Успешное/неуспешное добавление процесса с помощью<text:s/></text:span><text:span text:style-name="T214">insert</text:span></text:p>
                </text:list-item>
                <text:list-item>
                  <text:p text:style-name="P215"><text:span text:style-name="T216">Успешное/неуспешное удаление процессов с помощью<text:s/></text:span><text:span text:style-name="T217">remove</text:span></text:p>
                </text:list-item>
                <text:list-item>
                  <text:p text:style-name="P218"><text:span text:style-name="T219">Вывод состояния списка с помощью<text:s/></text:span><text:span text:style-name="T220">printList</text:span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221"><text:span text:style-name="T222">Код:</text:span></text:p>
        </text:list-item>
      </text:list>
      <text:list text:style-name="LFO10" text:continue-numbering="true">
        <text:list-item>
          <text:p text:style-name="P223"><text:span text:style-name="T224">PCB.h:</text:span></text:p>
        </text:list-item>
        <text:list-item>
          <text:p text:style-name="P225"><text:span text:style-name="T226">//</text:span><text:span text:style-name="T227"><text:line-break/>// Created by user on 30.11.2025.</text:span><text:span text:style-name="T228"><text:line-break/>//</text:span><text:span text:style-name="T229"><text:line-break/></text:span><text:span text:style-name="T230"><text:line-break/></text:span><text:span text:style-name="T231">#ifndef<text:s/></text:span><text:span text:style-name="T232">PCB_H</text:span><text:span text:style-name="T233"><text:line-break/></text:span><text:span text:style-name="T234">#define<text:s/></text:span><text:span text:style-name="T235">PCB_H</text:span><text:span text:style-name="T236"><text:line-break/></text:span><text:span text:style-name="T237"><text:line-break/></text:span><text:span text:style-name="T238">#include<text:s/></text:span><text:span text:style-name="T239">&lt;string&gt;</text:span><text:span text:style-name="T240"><text:line-break/></text:span><text:span text:style-name="T241">#include<text:s/></text:span><text:span text:style-name="T242">&lt;iostream&gt;</text:span><text:span text:style-name="T243"><text:line-break/></text:span><text:span text:style-name="T244">#include<text:s/></text:span><text:span text:style-name="T245">&lt;vector&gt;</text:span><text:span text:style-name="T246"><text:line-break/></text:span><text:span text:style-name="T247"><text:line-break/></text:span><text:span text:style-name="T248">using namespace<text:s/></text:span><text:span text:style-name="T249">std;</text:span><text:span text:style-name="T250"><text:line-break/></text:span><text:span text:style-name="T251"><text:line-break/></text:span><text:span text:style-name="T252">// Перечисление возможных состояний процесса</text:span><text:span text:style-name="T253"><text:line-break/>// Running - выполняется, Waiting - ожидает, Stopped - остановлен</text:span><text:span text:style-name="T254"><text:line-break/></text:span><text:span text:style-name="T255">enum class<text:s/></text:span><text:span text:style-name="T256">ProcessStatus {</text:span><text:span text:style-name="T257"><text:line-break/><text:s text:c="4"/></text:span><text:span text:style-name="T258">Running</text:span><text:span text:style-name="T259">,</text:span><text:span text:style-name="T260"><text:line-break/><text:s text:c="4"/></text:span><text:span text:style-name="T261">Waiting</text:span><text:span text:style-name="T262">,</text:span><text:span text:style-name="T263"><text:line-break/><text:s text:c="4"/></text:span><text:span text:style-name="T264">Stopped</text:span><text:span text:style-name="T265"><text:line-break/></text:span><text:span text:style-name="T266">};</text:span><text:span text:style-name="T267"><text:line-break/></text:span><text:span text:style-name="T268"><text:line-break/></text:span><text:span text:style-name="T269">// Структура PCB (Process Control Block) - блок управления процессом</text:span><text:span text:style-name="T270"><text:line-break/></text:span><text:span text:style-name="T271">struct<text:s/></text:span><text:span text:style-name="T272">PCB {</text:span><text:span text:style-name="T273"><text:line-break/><text:s text:c="4"/></text:span><text:span text:style-name="T274">int<text:s/></text:span><text:span text:style-name="T275">processID</text:span><text:span text:style-name="T276">; <text:s text:c="10"/></text:span><text:span text:style-name="T277">// Уникальный идентификатор</text:span><text:span text:style-name="T278"><text:line-break/><text:s text:c="4"/></text:span><text:span text:style-name="T279">string<text:s/></text:span><text:span text:style-name="T280">processName</text:span><text:span text:style-name="T281">; <text:s text:c="5"/></text:span><text:span text:style-name="T282">// Имя процесса</text:span><text:span text:style-name="T283"><text:line-break/><text:s text:c="4"/></text:span><text:span text:style-name="T284">ProcessStatus<text:s/></text:span><text:span text:style-name="T285">processStatus</text:span><text:span text:style-name="T286">;<text:s/></text:span><text:span text:style-name="T287">// Текущее состояние процесса</text:span><text:span text:style-name="T288"><text:line-break/><text:s text:c="4"/></text:span><text:span text:style-name="T289">int<text:s/></text:span><text:span text:style-name="T290">commandCounter</text:span><text:span text:style-name="T291">; <text:s text:c="5"/></text:span><text:span text:style-name="T292">// Счетчик команд (указатель на следующую команду)</text:span><text:span text:style-name="T293"><text:line-break/><text:s text:c="4"/></text:span><text:span text:style-name="T294">vector&lt;</text:span><text:span text:style-name="T295">int</text:span><text:span text:style-name="T296">&gt;<text:s/></text:span><text:span text:style-name="T297">cpuRegisters</text:span><text:span text:style-name="T298">;<text:s/></text:span><text:span text:style-name="T299">// Состояние регистров процессора</text:span><text:span text:style-name="T300"><text:line-break/></text:span><text:span text:style-name="T301"><text:line-break/><text:s text:c="4"/>// Конструктор по умолчанию инициализирует поля нулевыми значениями</text:span><text:span text:style-name="T302"><text:line-break/><text:s text:c="4"/></text:span><text:span text:style-name="T303">PCB</text:span><text:span text:style-name="T304">() :<text:s/></text:span><text:span text:style-name="T305">processID</text:span><text:span text:style-name="T306">(</text:span><text:span text:style-name="T307">0</text:span><text:span text:style-name="T308">),<text:s/></text:span><text:span text:style-name="T309">processName</text:span><text:span text:style-name="T310">(</text:span><text:span text:style-name="T311">""</text:span><text:span text:style-name="T312">)</text:span><text:span text:style-name="T313">,<text:s/></text:span><text:span text:style-name="T314">processStatus</text:span><text:span text:style-name="T315">(ProcessStatus::</text:span><text:span text:style-name="T316">Stopped</text:span><text:span text:style-name="T317">),</text:span><text:span text:style-name="T318"><text:line-break/><text:s text:c="12"/></text:span><text:span text:style-name="T319">commandCounter</text:span><text:span text:style-name="T320">(</text:span><text:span text:style-name="T321">0</text:span><text:span text:style-name="T322">),<text:s/></text:span><text:span text:style-name="T323">cpuRegisters{}<text:s/></text:span><text:span text:style-name="T324">{}</text:span><text:span text:style-name="T325"><text:line-break/></text:span><text:span text:style-name="T326"><text:line-break/><text:s text:c="4"/></text:span><text:span text:style-name="T327">// Параметризированный конструктор для создания PCB со всеми данными</text:span><text:span text:style-name="T328"><text:line-break/><text:s text:c="4"/>// Использует move-семантику для эффективной передачи строки</text:span><text:span text:style-name="T329"><text:line-break/><text:s text:c="4"/></text:span><text:span text:style-name="T330">PCB</text:span><text:span text:style-name="T331">(</text:span><text:span text:style-name="T332">int<text:s/></text:span><text:span text:style-name="T333">ID, string Name, ProcessStatus Status,<text:s/></text:span><text:span text:style-name="T334">int<text:s/></text:span><text:span text:style-name="T335">Counter,<text:s/></text:span><text:span text:style-name="T336">const<text:s/></text:span><text:span text:style-name="T337">vector&lt;</text:span><text:span text:style-name="T338">int</text:span><text:span text:style-name="T339">&gt;&amp; Registers) :</text:span><text:span text:style-name="T340"><text:line-break/><text:s text:c="8"/></text:span><text:span text:style-name="T341">processID</text:span><text:span text:style-name="T342">(ID),<text:s/></text:span><text:span text:style-name="T343">processName</text:span><text:span text:style-name="T344">(</text:span><text:span text:style-name="T345">move</text:span><text:span text:style-name="T346">(Name)</text:span><text:span text:style-name="T347">)</text:span><text:span text:style-name="T348">,<text:s/></text:span><text:span text:style-name="T349">processStatus</text:span><text:span text:style-name="T350">(Status),</text:span><text:span text:style-name="T351"><text:line-break/><text:s text:c="8"/></text:span><text:span text:style-name="T352">commandCounter</text:span><text:span text:style-name="T353">(Counter),<text:s/></text:span><text:span text:style-name="T354">cpuRegisters</text:span><text:span text:style-name="T355">(</text:span><text:span text:style-name="T356">Registers</text:span><text:span text:style-name="T357">)<text:s/></text:span><text:span text:style-name="T358">{}</text:span><text:span text:style-name="T359"><text:line-break/>};</text:span><text:span text:style-name="T360"><text:line-break/></text:span><text:span text:style-name="T361"><text:line-break/></text:span><text:span text:style-name="T362">#endif</text:span></text:p>
        </text:list-item>
        <text:list-item>
          <text:p text:style-name="P363"><text:span text:style-name="T364">L</text:span><text:span text:style-name="T365">istNode.h:</text:span></text:p>
        </text:list-item>
        <text:list-item>
          <text:p text:style-name="P366"><text:span text:style-name="T367">//</text:span><text:span text:style-name="T368"><text:line-break/>// Created by user on 30.11.2025.</text:span><text:span text:style-name="T369"><text:line-break/>//</text:span><text:span text:style-name="T370"><text:line-break/></text:span><text:span text:style-name="T371"><text:line-break/></text:span><text:span text:style-name="T372">#ifndef<text:s/></text:span><text:span text:style-name="T373">LISTNODE_H</text:span><text:span text:style-name="T374"><text:line-break/></text:span><text:span text:style-name="T375">#define<text:s/></text:span><text:span text:style-name="T376">LISTNODE_H</text:span><text:span text:style-name="T377"><text:line-break/></text:span><text:span text:style-name="T378"><text:line-break/></text:span><text:span text:style-name="T379">#include<text:s/></text:span><text:span text:style-name="T380">&lt;utility&gt;</text:span><text:span text:style-name="T381"><text:line-break/></text:span><text:span text:style-name="T382"><text:line-break/></text:span><text:span text:style-name="T383">#include<text:s/></text:span><text:span text:style-name="T384">"PCB.h"</text:span><text:span text:style-name="T385"><text:line-break/></text:span><text:span text:style-name="T386"><text:line-break/></text:span><text:span text:style-name="T387">using namespace<text:s/></text:span><text:span text:style-name="T388">std;</text:span><text:span text:style-name="T389"><text:line-break/></text:span><text:span text:style-name="T390"><text:line-break/></text:span><text:span text:style-name="T391">// Класс ListNode представляет узел односвязного списка</text:span><text:span text:style-name="T392"><text:line-break/>// Каждый узел содержит PCB (данные) и указатель на следующий узел</text:span><text:span text:style-name="T393"><text:line-break/></text:span><text:span text:style-name="T394">class<text:s/></text:span><text:span text:style-name="T395">ListNode {</text:span><text:span text:style-name="T396"><text:line-break/></text:span><text:span text:style-name="T397">public</text:span><text:span text:style-name="T398">:</text:span><text:span text:style-name="T399"><text:line-break/><text:s text:c="4"/>PCB<text:s/></text:span><text:span text:style-name="T400">data</text:span><text:span text:style-name="T401">; <text:s text:c="7"/></text:span><text:span text:style-name="T402">// Данные процесса (PCB)</text:span><text:span text:style-name="T403"><text:line-break/><text:s text:c="4"/></text:span><text:span text:style-name="T404">ListNode*<text:s/></text:span><text:span text:style-name="T405">next</text:span><text:span text:style-name="T406">; <text:s/></text:span><text:span text:style-name="T407">// Указатель на следующий узел в списке</text:span><text:span text:style-name="T408"><text:line-break/></text:span><text:span text:style-name="T409"><text:line-break/><text:s text:c="4"/>// Конструктор создает узел с заданными данными PCB</text:span><text:span text:style-name="T410"><text:line-break/><text:s text:c="4"/>// nextNode по умолчанию nullptr (конец списка)</text:span><text:span text:style-name="T411"><text:line-break/><text:s text:c="4"/></text:span><text:span text:style-name="T412">ListNode</text:span><text:span text:style-name="T413">(PCB <text:s/>pcb, ListNode* nextNode) :</text:span><text:span text:style-name="T414"><text:line-break/><text:s text:c="8"/></text:span><text:span text:style-name="T415">data</text:span><text:span text:style-name="T416">(</text:span><text:span text:style-name="T417">std::</text:span><text:span text:style-name="T418">move</text:span><text:span text:style-name="T419">(pcb)</text:span><text:span text:style-name="T420">)</text:span><text:span text:style-name="T421">,<text:s/></text:span><text:span text:style-name="T422">next</text:span><text:span text:style-name="T423">(nextNode) {}</text:span><text:span text:style-name="T424"><text:line-break/>};</text:span><text:span text:style-name="T425"><text:line-break/></text:span><text:span text:style-name="T426"><text:line-break/></text:span><text:span text:style-name="T427">#endif<text:s/></text:span><text:span text:style-name="T428">//LISTNODE_H</text:span></text:p>
        </text:list-item>
        <text:list-item>
          <text:p text:style-name="P429"><text:span text:style-name="T430">P</text:span><text:span text:style-name="T431">rocessList.h:</text:span></text:p>
        </text:list-item>
        <text:list-item>
          <text:p text:style-name="P432"><text:span text:style-name="T433">//</text:span><text:span text:style-name="T434"><text:line-break/>// Created by user on 30.11.2025.</text:span><text:span text:style-name="T435"><text:line-break/>//</text:span><text:span text:style-name="T436"><text:line-break/></text:span><text:span text:style-name="T437"><text:line-break/></text:span><text:span text:style-name="T438">#ifndef<text:s/></text:span><text:span text:style-name="T439">PROCESSLIST_H</text:span><text:span text:style-name="T440"><text:line-break/></text:span><text:span text:style-name="T441">#define<text:s/></text:span><text:span text:style-name="T442">PROCESSLIST_H</text:span><text:span text:style-name="T443"><text:line-break/></text:span><text:span text:style-name="T444"><text:line-break/></text:span><text:span text:style-name="T445">#include<text:s/></text:span><text:span text:style-name="T446">"ListNode.h"</text:span><text:span text:style-name="T447"><text:line-break/></text:span><text:span text:style-name="T448"><text:line-break/></text:span><text:span text:style-name="T449">// Класс ProcessList представляет собой односвязный список процессов (PCB)</text:span><text:span text:style-name="T450"><text:line-break/>// Список отсортирован по processID в порядке возрастания</text:span><text:span text:style-name="T451"><text:line-break/></text:span><text:span text:style-name="T452">class<text:s/></text:span><text:span text:style-name="T453">ProcessList {</text:span><text:span text:style-name="T454"><text:line-break/><text:s text:c="4"/>ListNode*<text:s/></text:span><text:span text:style-name="T455">head</text:span><text:span text:style-name="T456">; <text:s/></text:span><text:span text:style-name="T457">// Указатель на первый узел списка</text:span><text:span text:style-name="T458"><text:line-break/></text:span><text:span text:style-name="T459">public</text:span><text:span text:style-name="T460">:</text:span><text:span text:style-name="T461"><text:line-break/><text:s text:c="4"/></text:span><text:span text:style-name="T462">ProcessList</text:span><text:span text:style-name="T463">(); <text:s text:c="2"/></text:span><text:span text:style-name="T464">// Конструктор по умолчанию</text:span><text:span text:style-name="T465"><text:line-break/><text:s text:c="4"/></text:span><text:span text:style-name="T466">~ProcessList</text:span><text:span text:style-name="T467">(); <text:s/></text:span><text:span text:style-name="T468">// Деструктор для освобождения памяти</text:span><text:span text:style-name="T469"><text:line-break/></text:span><text:span text:style-name="T470"><text:line-break/><text:s text:c="4"/>// Вставка нового процесса в список с сохранением сортировки по processID</text:span><text:span text:style-name="T471"><text:line-break/><text:s text:c="4"/>// Возвращает true при успешной вставке, false если процесс с таким ID уже существует</text:span><text:span text:style-name="T472"><text:line-break/><text:s text:c="4"/></text:span><text:span text:style-name="T473">bool<text:s/></text:span><text:span text:style-name="T474">insert</text:span><text:span text:style-name="T475">(</text:span><text:span text:style-name="T476">const<text:s/></text:span><text:span text:style-name="T477">PCB&amp; newPCB);</text:span><text:span text:style-name="T478"><text:line-break/></text:span><text:span text:style-name="T479"><text:line-break/><text:s text:c="4"/></text:span><text:span text:style-name="T480">// Удаление процесса по его ID (pid)</text:span><text:span text:style-name="T481"><text:line-break/><text:s text:c="4"/>// Возвращает true если процесс найден и удален, false если процесс не найден</text:span><text:span text:style-name="T482"><text:line-break/><text:s text:c="4"/></text:span><text:span text:style-name="T483">bool<text:s/></text:span><text:span text:style-name="T484">remove</text:span><text:span text:style-name="T485">(</text:span><text:span text:style-name="T486">int<text:s/></text:span><text:span text:style-name="T487">pid);</text:span><text:span text:style-name="T488"><text:line-break/></text:span><text:span text:style-name="T489"><text:line-break/><text:s text:c="4"/></text:span><text:span text:style-name="T490">// Вывод всех процессов списка в консоль в читаемом формате</text:span><text:span text:style-name="T491"><text:line-break/><text:s text:c="4"/></text:span><text:span text:style-name="T492">void<text:s/></text:span><text:span text:style-name="T493">printList</text:span><text:span text:style-name="T494">()<text:s/></text:span><text:span text:style-name="T495">const</text:span><text:span text:style-name="T496">;</text:span><text:span text:style-name="T497"><text:line-break/>};</text:span><text:span text:style-name="T498"><text:line-break/></text:span><text:span text:style-name="T499"><text:line-break/></text:span><text:span text:style-name="T500">#endif<text:s/></text:span><text:span text:style-name="T501">//PROCESSLIST_H</text:span></text:p>
        </text:list-item>
        <text:list-item>
          <text:p text:style-name="P502"><text:span text:style-name="T503">P</text:span><text:span text:style-name="T504">rocessList.cpp:</text:span></text:p>
        </text:list-item>
        <text:list-item>
          <text:p text:style-name="P505"><text:span text:style-name="T506">//</text:span><text:span text:style-name="T507"><text:line-break/>// Created by user on 30.11.2025.</text:span><text:span text:style-name="T508"><text:line-break/>//</text:span><text:span text:style-name="T509"><text:line-break/></text:span><text:span text:style-name="T510"><text:line-break/></text:span><text:span text:style-name="T511">#include<text:s/></text:span><text:span text:style-name="T512">"ProcessList.h"</text:span><text:span text:style-name="T513"><text:line-break/></text:span><text:span text:style-name="T514"><text:line-break/></text:span><text:span text:style-name="T515">using namespace<text:s/></text:span><text:span text:style-name="T516">std;</text:span><text:span text:style-name="T517"><text:line-break/></text:span><text:span text:style-name="T518"><text:line-break/></text:span><text:span text:style-name="T519">// Конструктор инициализирует пустой список</text:span><text:span text:style-name="T520"><text:line-break/></text:span><text:span text:style-name="T521">ProcessList::</text:span><text:span text:style-name="T522">ProcessList</text:span><text:span text:style-name="T523">() :<text:s/></text:span><text:span text:style-name="T524">head</text:span><text:span text:style-name="T525">(</text:span><text:span text:style-name="T526">nullptr</text:span><text:span text:style-name="T527">) {}</text:span><text:span text:style-name="T528"><text:line-break/></text:span><text:span text:style-name="T529"><text:line-break/></text:span><text:span text:style-name="T530">// Деструктор освобождает всю память, занимаемую узлами списка</text:span><text:span text:style-name="T531"><text:line-break/></text:span><text:span text:style-name="T532">ProcessList::</text:span><text:span text:style-name="T533">~ProcessList</text:span><text:span text:style-name="T534">() {</text:span><text:span text:style-name="T535"><text:line-break/><text:s text:c="4"/>ListNode* temp =<text:s/></text:span><text:span text:style-name="T536">head</text:span><text:span text:style-name="T537">;</text:span><text:span text:style-name="T538"><text:line-break/><text:s text:c="4"/></text:span><text:span text:style-name="T539">while<text:s/></text:span><text:span text:style-name="T540">(temp !=<text:s/></text:span><text:span text:style-name="T541">nullptr</text:span><text:span text:style-name="T542">) {</text:span><text:span text:style-name="T543"><text:line-break/><text:s text:c="8"/>ListNode* toDelete = temp;</text:span><text:span text:style-name="T544"><text:line-break/><text:s text:c="8"/>temp = temp-&gt;</text:span><text:span text:style-name="T545">next</text:span><text:span text:style-name="T546">;</text:span><text:span text:style-name="T547"><text:line-break/><text:s text:c="8"/></text:span><text:span text:style-name="T548">delete<text:s/></text:span><text:span text:style-name="T549">toDelete;</text:span><text:span text:style-name="T550"><text:line-break/><text:s text:c="4"/>}</text:span><text:span text:style-name="T551"><text:line-break/>}</text:span><text:span text:style-name="T552"><text:line-break/></text:span><text:span text:style-name="T553"><text:line-break/></text:span><text:span text:style-name="T554">// Вставка нового процесса с сохранением сортировки по processID</text:span><text:span text:style-name="T555"><text:line-break/></text:span><text:span text:style-name="T556">bool<text:s/></text:span><text:span text:style-name="T557">ProcessList::</text:span><text:span text:style-name="T558">insert</text:span><text:span text:style-name="T559">(</text:span><text:span text:style-name="T560">const<text:s/></text:span><text:span text:style-name="T561">PCB &amp;newPCB) {</text:span><text:span text:style-name="T562"><text:line-break/><text:s text:c="4"/></text:span><text:span text:style-name="T563">// Список пустой или новый ID меньше головного</text:span><text:span text:style-name="T564"><text:line-break/><text:s text:c="4"/></text:span><text:span text:style-name="T565">if<text:s/></text:span><text:span text:style-name="T566">(!</text:span><text:span text:style-name="T567">head<text:s/></text:span><text:span text:style-name="T568">|| newPCB.</text:span><text:span text:style-name="T569">processID<text:s/></text:span><text:span text:style-name="T570">&lt;<text:s/></text:span><text:span text:style-name="T571">head</text:span><text:span text:style-name="T572">-&gt;</text:span><text:span text:style-name="T573">data</text:span><text:span text:style-name="T574">.</text:span><text:span text:style-name="T575">processID</text:span><text:span text:style-name="T576">) {</text:span><text:span text:style-name="T577"><text:line-break/><text:s text:c="8"/></text:span><text:span text:style-name="T578">head<text:s/></text:span><text:span text:style-name="T579">=<text:s/></text:span><text:span text:style-name="T580">new<text:s/></text:span><text:span text:style-name="T581">ListNode</text:span><text:span text:style-name="T582">(</text:span><text:span text:style-name="T583">newPCB,<text:s/></text:span><text:span text:style-name="T584">head</text:span><text:span text:style-name="T585">)</text:span><text:span text:style-name="T586">;</text:span><text:span text:style-name="T587"><text:line-break/><text:s text:c="8"/>cout<text:s/></text:span><text:span text:style-name="T588">&lt;&lt;<text:s/></text:span><text:span text:style-name="T589">"-----"<text:s/></text:span><text:span text:style-name="T590">&lt;&lt;<text:s/></text:span><text:span text:style-name="T591">newPCB.</text:span><text:span text:style-name="T592">processName<text:s/></text:span><text:span text:style-name="T593">&lt;&lt;<text:s/></text:span><text:span text:style-name="T594">" insert successful-----"<text:s/></text:span><text:span text:style-name="T595">&lt;&lt;<text:s/></text:span><text:span text:style-name="T596">endl</text:span><text:span text:style-name="T597">;</text:span><text:span text:style-name="T598"><text:line-break/><text:s text:c="8"/></text:span><text:span text:style-name="T599">return true</text:span><text:span text:style-name="T600">;</text:span><text:span text:style-name="T601"><text:line-break/><text:s text:c="4"/>}</text:span><text:span text:style-name="T602"><text:line-break/></text:span><text:span text:style-name="T603"><text:line-break/><text:s text:c="4"/></text:span><text:span text:style-name="T604">// Поиск позиции для вставки (список отсортирован по возрастанию<text:s/></text:span><text:span text:style-name="T605">ID)</text:span><text:span text:style-name="T606"><text:line-break/><text:s text:c="4"/></text:span><text:span text:style-name="T607">ListNode* temp =<text:s/></text:span><text:span text:style-name="T608">head</text:span><text:span text:style-name="T609">;</text:span><text:span text:style-name="T610"><text:line-break/><text:s text:c="4"/></text:span><text:span text:style-name="T611">while<text:s/></text:span><text:span text:style-name="T612">(temp-&gt;</text:span><text:span text:style-name="T613">next<text:s/></text:span><text:span text:style-name="T614">&amp;&amp; temp-&gt;</text:span><text:span text:style-name="T615">next</text:span><text:span text:style-name="T616">-&gt;</text:span><text:span text:style-name="T617">data</text:span><text:span text:style-name="T618">.</text:span><text:span text:style-name="T619">processID<text:s/></text:span><text:span text:style-name="T620">&lt; newPCB.</text:span><text:span text:style-name="T621">processID</text:span><text:span text:style-name="T622">) {</text:span><text:span text:style-name="T623"><text:line-break/><text:s text:c="8"/>temp = temp-&gt;</text:span><text:span text:style-name="T624">next</text:span><text:span text:style-name="T625">;</text:span><text:span text:style-name="T626"><text:line-break/><text:s text:c="4"/>}</text:span><text:span text:style-name="T627"><text:line-break/></text:span><text:span text:style-name="T628"><text:line-break/><text:s text:c="4"/></text:span><text:span text:style-name="T629">//<text:s/></text:span><text:span text:style-name="T630">Обнаружен</text:span><text:span text:style-name="T631"><text:s/></text:span><text:span text:style-name="T632">дубликат</text:span><text:span text:style-name="T633"><text:s/>ID (</text:span><text:span text:style-name="T634">вставка</text:span><text:span text:style-name="T635"><text:s/></text:span><text:span text:style-name="T636">невозможна</text:span><text:span text:style-name="T637">)</text:span><text:span text:style-name="T638"><text:line-break/><text:s text:c="4"/></text:span><text:span text:style-name="T639">if<text:s/></text:span><text:span text:style-name="T640">(temp-&gt;</text:span><text:span text:style-name="T641">data</text:span><text:span text:style-name="T642">.</text:span><text:span text:style-name="T643">processID<text:s/></text:span><text:span text:style-name="T644">== newPCB.</text:span><text:span text:style-name="T645">processID<text:s/></text:span><text:span text:style-name="T646">|| temp-&gt;</text:span><text:span text:style-name="T647">next<text:s/></text:span><text:span text:style-name="T648">&amp;&amp; temp-&gt;</text:span><text:span text:style-name="T649">next</text:span><text:span text:style-name="T650">-&gt;</text:span><text:span text:style-name="T651">data</text:span><text:span text:style-name="T652">.</text:span><text:span text:style-name="T653">processID<text:s/></text:span><text:span text:style-name="T654">== newPCB.</text:span><text:span text:style-name="T655">processID</text:span><text:span text:style-name="T656">) {</text:span><text:span text:style-name="T657"><text:line-break/><text:s text:c="8"/>cout<text:s/></text:span><text:span text:style-name="T658">&lt;&lt;<text:s/></text:span><text:span text:style-name="T659">"-----"<text:s/></text:span><text:span text:style-name="T660">&lt;&lt;<text:s/></text:span><text:span text:style-name="T661">newPCB.</text:span><text:span text:style-name="T662">processName<text:s/></text:span><text:span text:style-name="T663">&lt;&lt;<text:s/></text:span><text:span text:style-name="T664">" insert failed-----"<text:s/></text:span><text:span text:style-name="T665">&lt;&lt;<text:s/></text:span><text:span text:style-name="T666">endl</text:span><text:span text:style-name="T667">;</text:span><text:span text:style-name="T668"><text:line-break/><text:s text:c="8"/></text:span><text:span text:style-name="T669">return false</text:span><text:span text:style-name="T670">;</text:span><text:span text:style-name="T671"><text:line-break/><text:s text:c="4"/>}</text:span><text:span text:style-name="T672"><text:line-break/></text:span><text:span text:style-name="T673"><text:line-break/><text:s text:c="4"/></text:span><text:span text:style-name="T674">//<text:s/></text:span><text:span text:style-name="T675">Вставка</text:span><text:span text:style-name="T676"><text:s/></text:span><text:span text:style-name="T677">в</text:span><text:span text:style-name="T678"><text:s/></text:span><text:span text:style-name="T679">список</text:span><text:span text:style-name="T680"><text:line-break/><text:s text:c="4"/></text:span><text:span text:style-name="T681">temp-&gt;</text:span><text:span text:style-name="T682">next<text:s/></text:span><text:span text:style-name="T683">=<text:s/></text:span><text:span text:style-name="T684">new<text:s/></text:span><text:span text:style-name="T685">ListNode</text:span><text:span text:style-name="T686">(</text:span><text:span text:style-name="T687">newPCB, temp-&gt;</text:span><text:span text:style-name="T688">next</text:span><text:span text:style-name="T689">)</text:span><text:span text:style-name="T690">;</text:span><text:span text:style-name="T691"><text:line-break/><text:s text:c="4"/>cout<text:s/></text:span><text:span text:style-name="T692">&lt;&lt;<text:s/></text:span><text:span text:style-name="T693">"-----"<text:s/></text:span><text:span text:style-name="T694">&lt;&lt;<text:s/></text:span><text:span text:style-name="T695">newPCB.</text:span><text:span text:style-name="T696">processName<text:s/></text:span><text:span text:style-name="T697">&lt;&lt;<text:s/></text:span><text:span text:style-name="T698">" insert successful-----"<text:s/></text:span><text:span text:style-name="T699">&lt;&lt;<text:s/></text:span><text:span text:style-name="T700">endl</text:span><text:span text:style-name="T701">;</text:span><text:span text:style-name="T702"><text:line-break/><text:s text:c="4"/></text:span><text:span text:style-name="T703">return true</text:span><text:span text:style-name="T704">;</text:span><text:span text:style-name="T705"><text:line-break/>}</text:span><text:span text:style-name="T706"><text:line-break/></text:span><text:span text:style-name="T707"><text:line-break/></text:span><text:span text:style-name="T708">//<text:s/></text:span><text:span text:style-name="T709">Удаление</text:span><text:span text:style-name="T710"><text:s/></text:span><text:span text:style-name="T711">процесса</text:span><text:span text:style-name="T712"><text:s/></text:span><text:span text:style-name="T713">по</text:span><text:span text:style-name="T714"><text:s/></text:span><text:span text:style-name="T715">его</text:span><text:span text:style-name="T716"><text:s/>ID</text:span><text:span text:style-name="T717"><text:line-break/></text:span><text:span text:style-name="T718">bool<text:s/></text:span><text:span text:style-name="T719">ProcessList::</text:span><text:span text:style-name="T720">remove</text:span><text:span text:style-name="T721">(</text:span><text:span text:style-name="T722">const int<text:s/></text:span><text:span text:style-name="T723">pid) {</text:span><text:span text:style-name="T724"><text:line-break/><text:s text:c="4"/></text:span><text:span text:style-name="T725">//<text:s/></text:span><text:span text:style-name="T726">Список</text:span><text:span text:style-name="T727"><text:s/></text:span><text:span text:style-name="T728">пустой</text:span><text:span text:style-name="T729"><text:line-break/><text:s text:c="4"/></text:span><text:span text:style-name="T730">if<text:s/></text:span><text:span text:style-name="T731">(!</text:span><text:span text:style-name="T732">head</text:span><text:span text:style-name="T733">) {</text:span><text:span text:style-name="T734"><text:line-break/><text:s text:c="8"/>cout<text:s/></text:span><text:span text:style-name="T735">&lt;&lt;<text:s/></text:span><text:span text:style-name="T736">"-----Process"<text:s/></text:span><text:span text:style-name="T737">&lt;&lt;<text:s/></text:span><text:span text:style-name="T738">pid<text:s/></text:span><text:span text:style-name="T739">&lt;&lt;<text:s/></text:span><text:span text:style-name="T740">" removing failed-----"<text:s/></text:span><text:span text:style-name="T741">&lt;&lt;<text:s/></text:span><text:span text:style-name="T742">endl</text:span><text:span text:style-name="T743">;</text:span><text:span text:style-name="T744"><text:line-break/><text:s text:c="8"/></text:span><text:span text:style-name="T745">return false</text:span><text:span text:style-name="T746">;</text:span><text:span text:style-name="T747"><text:line-break/><text:s text:c="4"/>}</text:span><text:span text:style-name="T748"><text:line-break/></text:span><text:span text:style-name="T749"><text:line-break/><text:s text:c="4"/></text:span><text:span text:style-name="T750">//<text:s/></text:span><text:span text:style-name="T751">Удаление</text:span><text:span text:style-name="T752"><text:s/></text:span><text:span text:style-name="T753">головы</text:span><text:span text:style-name="T754"><text:line-break/><text:s text:c="4"/></text:span><text:span text:style-name="T755">ListNode* temp =<text:s/></text:span><text:span text:style-name="T756">head</text:span><text:span text:style-name="T757">;</text:span><text:span text:style-name="T758"><text:line-break/><text:s text:c="4"/></text:span><text:span text:style-name="T759">if<text:s/></text:span><text:span text:style-name="T760">(</text:span><text:span text:style-name="T761">head</text:span><text:span text:style-name="T762">-&gt;</text:span><text:span text:style-name="T763">data</text:span><text:span text:style-name="T764">.</text:span><text:span text:style-name="T765">processID<text:s/></text:span><text:span text:style-name="T766">== pid) {</text:span><text:span text:style-name="T767"><text:line-break/><text:s text:c="8"/></text:span><text:span text:style-name="T768">head<text:s/></text:span><text:span text:style-name="T769">=<text:s/></text:span><text:span text:style-name="T770">head</text:span><text:span text:style-name="T771">-&gt;</text:span><text:span text:style-name="T772">next</text:span><text:span text:style-name="T773">;</text:span><text:span text:style-name="T774"><text:line-break/><text:s text:c="8"/></text:span><text:span text:style-name="T775">delete<text:s/></text:span><text:span text:style-name="T776">temp;</text:span><text:span text:style-name="T777"><text:line-break/><text:s text:c="8"/>cout<text:s/></text:span><text:span text:style-name="T778">&lt;&lt;<text:s/></text:span><text:span text:style-name="T779">"-----Process"<text:s/></text:span><text:span text:style-name="T780">&lt;&lt;<text:s/></text:span><text:span text:style-name="T781">pid<text:s/></text:span><text:span text:style-name="T782">&lt;&lt;<text:s/></text:span><text:span text:style-name="T783">" removing complete-----"<text:s/></text:span><text:span text:style-name="T784">&lt;&lt;<text:s/></text:span><text:span text:style-name="T785">endl</text:span><text:span text:style-name="T786">;</text:span><text:span text:style-name="T787"><text:line-break/><text:s text:c="8"/></text:span><text:span text:style-name="T788">return true</text:span><text:span text:style-name="T789">;</text:span><text:span text:style-name="T790"><text:line-break/><text:s text:c="4"/>}</text:span><text:span text:style-name="T791"><text:line-break/></text:span><text:span text:style-name="T792"><text:line-break/><text:s text:c="4"/></text:span><text:span text:style-name="T793">//<text:s/></text:span><text:span text:style-name="T794">Поиск</text:span><text:span text:style-name="T795"><text:s/></text:span><text:span text:style-name="T796">узла</text:span><text:span text:style-name="T797">,<text:s/></text:span><text:span text:style-name="T798">предшествующего</text:span><text:span text:style-name="T799"><text:s/></text:span><text:span text:style-name="T800">удаляемому</text:span><text:span text:style-name="T801"><text:line-break/><text:s text:c="4"/></text:span><text:span text:style-name="T802">while<text:s/></text:span><text:span text:style-name="T803">(temp-&gt;</text:span><text:span text:style-name="T804">next<text:s/></text:span><text:span text:style-name="T805">&amp;&amp; temp-&gt;</text:span><text:span text:style-name="T806">next</text:span><text:span text:style-name="T807">-&gt;</text:span><text:span text:style-name="T808">data</text:span><text:span text:style-name="T809">.</text:span><text:span text:style-name="T810">processID<text:s/></text:span><text:span text:style-name="T811">!= pid) {</text:span><text:span text:style-name="T812"><text:line-break/><text:s text:c="8"/>temp = temp-&gt;</text:span><text:span text:style-name="T813">next</text:span><text:span text:style-name="T814">;</text:span><text:span text:style-name="T815"><text:line-break/><text:s text:c="4"/>}</text:span><text:span text:style-name="T816"><text:line-break/></text:span><text:span text:style-name="T817"><text:line-break/><text:s text:c="4"/></text:span><text:span text:style-name="T818">//<text:s/></text:span><text:span text:style-name="T819">Процесс</text:span><text:span text:style-name="T820"><text:s/></text:span><text:span text:style-name="T821">не</text:span><text:span text:style-name="T822"><text:s/></text:span><text:span text:style-name="T823">найден</text:span><text:span text:style-name="T824"><text:line-break/><text:s text:c="4"/></text:span><text:span text:style-name="T825">if<text:s/></text:span><text:span text:style-name="T826">(!temp-&gt;</text:span><text:span text:style-name="T827">next</text:span><text:span text:style-name="T828">) {</text:span><text:span text:style-name="T829"><text:line-break/><text:s text:c="8"/>cout<text:s/></text:span><text:span text:style-name="T830">&lt;&lt;<text:s/></text:span><text:span text:style-name="T831">"-----Process"<text:s/></text:span><text:span text:style-name="T832">&lt;&lt;<text:s/></text:span><text:span text:style-name="T833">pid<text:s/></text:span><text:span text:style-name="T834">&lt;&lt;<text:s/></text:span><text:span text:style-name="T835">" removing failed-----"<text:s/></text:span><text:span text:style-name="T836">&lt;&lt;<text:s/></text:span><text:span text:style-name="T837">endl</text:span><text:span text:style-name="T838">;</text:span><text:span text:style-name="T839"><text:line-break/><text:s text:c="8"/></text:span><text:span text:style-name="T840">return false</text:span><text:span text:style-name="T841">;</text:span><text:span text:style-name="T842"><text:line-break/><text:s text:c="4"/>}</text:span><text:span text:style-name="T843"><text:line-break/></text:span><text:span text:style-name="T844"><text:line-break/><text:s text:c="4"/></text:span><text:span text:style-name="T845">//<text:s/></text:span><text:span text:style-name="T846">Удаление</text:span><text:span text:style-name="T847"><text:s/></text:span><text:span text:style-name="T848">из</text:span><text:span text:style-name="T849"><text:s/></text:span><text:span text:style-name="T850">середины</text:span><text:span text:style-name="T851"><text:s/></text:span><text:span text:style-name="T852">или</text:span><text:span text:style-name="T853"><text:s/></text:span><text:span text:style-name="T854">конца</text:span><text:span text:style-name="T855"><text:s/></text:span><text:span text:style-name="T856">списка</text:span><text:span text:style-name="T857"><text:line-break/><text:s text:c="4"/></text:span><text:span text:style-name="T858">ListNode* Delete = temp-&gt;</text:span><text:span text:style-name="T859">next</text:span><text:span text:style-name="T860">;</text:span><text:span text:style-name="T861"><text:line-break/><text:s text:c="4"/>temp-&gt;</text:span><text:span text:style-name="T862">next<text:s/></text:span><text:span text:style-name="T863">= Delete-&gt;</text:span><text:span text:style-name="T864">next</text:span><text:span text:style-name="T865">;</text:span><text:span text:style-name="T866"><text:line-break/><text:s text:c="4"/>cout<text:s/></text:span><text:span text:style-name="T867">&lt;&lt;<text:s/></text:span><text:span text:style-name="T868">"-----Process"<text:s/></text:span><text:span text:style-name="T869">&lt;&lt;<text:s/></text:span><text:span text:style-name="T870">pid<text:s/></text:span><text:span text:style-name="T871">&lt;&lt;<text:s/></text:span><text:span text:style-name="T872">" removing complete-----"<text:s/></text:span><text:span text:style-name="T873">&lt;&lt;<text:s/></text:span><text:span text:style-name="T874">endl</text:span><text:span text:style-name="T875">;</text:span><text:span text:style-name="T876"><text:line-break/><text:s text:c="4"/></text:span><text:span text:style-name="T877">delete<text:s/></text:span><text:span text:style-name="T878">Delete;</text:span><text:span text:style-name="T879"><text:line-break/><text:s text:c="4"/></text:span><text:span text:style-name="T880">return true</text:span><text:span text:style-name="T881">;</text:span><text:span text:style-name="T882"><text:line-break/>}</text:span><text:span text:style-name="T883"><text:line-break/></text:span><text:span text:style-name="T884"><text:line-break/></text:span><text:span text:style-name="T885">//<text:s/></text:span><text:span text:style-name="T886">Вывод</text:span><text:span text:style-name="T887"><text:s/></text:span><text:span text:style-name="T888">всех</text:span><text:span text:style-name="T889"><text:s/></text:span><text:span text:style-name="T890">процессов</text:span><text:span text:style-name="T891"><text:s/></text:span><text:span text:style-name="T892">списка</text:span><text:span text:style-name="T893"><text:s/></text:span><text:span text:style-name="T894">в</text:span><text:span text:style-name="T895"><text:s/></text:span><text:span text:style-name="T896">консоль</text:span><text:span text:style-name="T897"><text:line-break/></text:span><text:span text:style-name="T898">void<text:s/></text:span><text:span text:style-name="T899">ProcessList::</text:span><text:span text:style-name="T900">printList</text:span><text:span text:style-name="T901">()<text:s/></text:span><text:span text:style-name="T902">const<text:s/></text:span><text:span text:style-name="T903">{</text:span><text:span text:style-name="T904"><text:line-break/><text:s text:c="4"/>ListNode* temp =<text:s/></text:span><text:span text:style-name="T905">head</text:span><text:span text:style-name="T906">;</text:span><text:span text:style-name="T907"><text:line-break/><text:s text:c="4"/>cout<text:s/></text:span><text:span text:style-name="T908">&lt;&lt;<text:s/></text:span><text:span text:style-name="T909">"Process List: "<text:s/></text:span><text:span text:style-name="T910">&lt;&lt;<text:s/></text:span><text:span text:style-name="T911">endl</text:span><text:span text:style-name="T912">;</text:span><text:span text:style-name="T913"><text:line-break/></text:span><text:span text:style-name="T914"><text:line-break/><text:s text:c="4"/></text:span><text:span text:style-name="T915">while<text:s/></text:span><text:span text:style-name="T916">(temp) {</text:span><text:span text:style-name="T917"><text:line-break/><text:s text:c="8"/>cout<text:s/></text:span><text:span text:style-name="T918">&lt;&lt;<text:s/></text:span><text:span text:style-name="T919">"ProcessID: "<text:s/></text:span><text:span text:style-name="T920">&lt;&lt;<text:s/></text:span><text:span text:style-name="T921">temp-&gt;</text:span><text:span text:style-name="T922">data</text:span><text:span text:style-name="T923">.</text:span><text:span text:style-name="T924">processID<text:s/></text:span><text:span text:style-name="T925">&lt;&lt;<text:s/></text:span><text:span text:style-name="T926">endl</text:span><text:span text:style-name="T927">;</text:span><text:span text:style-name="T928"><text:line-break/><text:s text:c="8"/>cout<text:s/></text:span><text:span text:style-name="T929">&lt;&lt;<text:s/></text:span><text:span text:style-name="T930">"ProcessName: "<text:s/></text:span><text:span text:style-name="T931">&lt;&lt;<text:s/></text:span><text:span text:style-name="T932">temp-&gt;</text:span><text:span text:style-name="T933">data</text:span><text:span text:style-name="T934">.</text:span><text:span text:style-name="T935">processName<text:s/></text:span><text:span text:style-name="T936">&lt;&lt;<text:s/></text:span><text:span text:style-name="T937">endl</text:span><text:span text:style-name="T938">;</text:span><text:span text:style-name="T939"><text:line-break/></text:span><text:span text:style-name="T940"><text:line-break/><text:s text:c="8"/></text:span><text:span text:style-name="T941">//<text:s/></text:span><text:span text:style-name="T942">Вывод</text:span><text:span text:style-name="T943"><text:s/></text:span><text:span text:style-name="T944">статуса</text:span><text:span text:style-name="T945"><text:s/></text:span><text:span text:style-name="T946">процесса</text:span><text:span text:style-name="T947"><text:s/></text:span><text:span text:style-name="T948">в</text:span><text:span text:style-name="T949"><text:s/></text:span><text:span text:style-name="T950">читаемом</text:span><text:span text:style-name="T951"><text:s/></text:span><text:span text:style-name="T952">формате</text:span><text:span text:style-name="T953"><text:line-break/><text:s text:c="8"/></text:span><text:span text:style-name="T954">switch<text:s/></text:span><text:span text:style-name="T955">(temp-&gt;</text:span><text:span text:style-name="T956">data</text:span><text:span text:style-name="T957">.</text:span><text:span text:style-name="T958">processStatus</text:span><text:span text:style-name="T959">) {</text:span><text:span text:style-name="T960"><text:line-break/><text:s text:c="12"/></text:span><text:span text:style-name="T961">case<text:s/></text:span><text:span text:style-name="T962">ProcessStatus::</text:span><text:span text:style-name="T963">Running</text:span><text:span text:style-name="T964">: cout<text:s/></text:span><text:span text:style-name="T965">&lt;&lt;<text:s/></text:span><text:span text:style-name="T966">"ProcessStatus: Running"<text:s/></text:span><text:span text:style-name="T967">&lt;&lt;<text:s/></text:span><text:span text:style-name="T968">endl</text:span><text:span text:style-name="T969">;<text:s/></text:span><text:span text:style-name="T970">break</text:span><text:span text:style-name="T971">;</text:span><text:span text:style-name="T972"><text:line-break/><text:s text:c="12"/></text:span><text:span text:style-name="T973">case<text:s/></text:span><text:span text:style-name="T974">ProcessStatus::</text:span><text:span text:style-name="T975">Stopped</text:span><text:span text:style-name="T976">: cout<text:s/></text:span><text:span text:style-name="T977">&lt;&lt;<text:s/></text:span><text:span text:style-name="T978">"ProcessStatus: Stopped"<text:s/></text:span><text:span text:style-name="T979">&lt;&lt;<text:s/></text:span><text:span text:style-name="T980">endl</text:span><text:span text:style-name="T981">;<text:s/></text:span><text:span text:style-name="T982">break</text:span><text:span text:style-name="T983">;</text:span><text:span text:style-name="T984"><text:line-break/><text:s text:c="12"/></text:span><text:span text:style-name="T985">case<text:s/></text:span><text:span text:style-name="T986">ProcessStatus::</text:span><text:span text:style-name="T987">Waiting</text:span><text:span text:style-name="T988">: cout<text:s/></text:span><text:span text:style-name="T989">&lt;&lt;<text:s/></text:span><text:span text:style-name="T990">"ProcessStatus: Waiting"<text:s/></text:span><text:span text:style-name="T991">&lt;&lt;<text:s/></text:span><text:span text:style-name="T992">endl</text:span><text:span text:style-name="T993">;<text:s/></text:span><text:span text:style-name="T994">break</text:span><text:span text:style-name="T995">;</text:span><text:span text:style-name="T996"><text:line-break/><text:s text:c="8"/>}</text:span><text:span text:style-name="T997"><text:line-break/></text:span><text:span text:style-name="T998"><text:line-break/><text:s text:c="8"/>cout<text:s/></text:span><text:span text:style-name="T999">&lt;&lt;<text:s/></text:span><text:span text:style-name="T1000">"Command Counter: "<text:s/></text:span><text:span text:style-name="T1001">&lt;&lt;<text:s/></text:span><text:span text:style-name="T1002">temp-&gt;</text:span><text:span text:style-name="T1003">data</text:span><text:span text:style-name="T1004">.</text:span><text:span text:style-name="T1005">commandCounter<text:s/></text:span><text:span text:style-name="T1006">&lt;&lt;<text:s/></text:span><text:span text:style-name="T1007">endl</text:span><text:span text:style-name="T1008">;</text:span><text:span text:style-name="T1009"><text:line-break/><text:s text:c="8"/>cout<text:s/></text:span><text:span text:style-name="T1010">&lt;&lt;<text:s/></text:span><text:span text:style-name="T1011">"CPU Registers: "</text:span><text:span text:style-name="T1012">;</text:span><text:span text:style-name="T1013"><text:line-break/></text:span><text:span text:style-name="T1014"><text:line-break/><text:s text:c="8"/></text:span><text:span text:style-name="T1015">//<text:s/></text:span><text:span text:style-name="T1016">Вывод</text:span><text:span text:style-name="T1017"><text:s/></text:span><text:span text:style-name="T1018">регистров</text:span><text:span text:style-name="T1019"><text:s/></text:span><text:span text:style-name="T1020">процессора</text:span><text:span text:style-name="T1021"><text:s/></text:span><text:span text:style-name="T1022">с</text:span><text:span text:style-name="T1023"><text:s/></text:span><text:span text:style-name="T1024">правильным</text:span><text:span text:style-name="T1025"><text:s/></text:span><text:span text:style-name="T1026">форматированием</text:span><text:span text:style-name="T1027"><text:s/>(</text:span><text:span text:style-name="T1028">через</text:span><text:span text:style-name="T1029"><text:s/></text:span><text:span text:style-name="T1030">запятую</text:span><text:span text:style-name="T1031">)</text:span><text:span text:style-name="T1032"><text:line-break/><text:s text:c="8"/></text:span><text:span text:style-name="T1033">auto<text:s/></text:span><text:span text:style-name="T1034">last =<text:s/></text:span><text:span text:style-name="T1035">prev</text:span><text:span text:style-name="T1036">(temp-&gt;</text:span><text:span text:style-name="T1037">data</text:span><text:span text:style-name="T1038">.</text:span><text:span text:style-name="T1039">cpuRegisters</text:span><text:span text:style-name="T1040">.</text:span><text:span text:style-name="T1041">end</text:span><text:span text:style-name="T1042">());</text:span><text:span text:style-name="T1043"><text:line-break/><text:s text:c="8"/></text:span><text:span text:style-name="T1044">for<text:s/></text:span><text:span text:style-name="T1045">(</text:span><text:span text:style-name="T1046">auto<text:s/></text:span><text:span text:style-name="T1047">x = temp-&gt;</text:span><text:span text:style-name="T1048">data</text:span><text:span text:style-name="T1049">.</text:span><text:span text:style-name="T1050">cpuRegisters</text:span><text:span text:style-name="T1051">.</text:span><text:span text:style-name="T1052">begin</text:span><text:span text:style-name="T1053">(); x<text:s/></text:span><text:span text:style-name="T1054">!=<text:s/></text:span><text:span text:style-name="T1055">last;<text:s/></text:span><text:span text:style-name="T1056">++</text:span><text:span text:style-name="T1057">x) {</text:span><text:span text:style-name="T1058"><text:line-break/><text:s text:c="12"/>cout<text:s/></text:span><text:span text:style-name="T1059">&lt;&lt; *</text:span><text:span text:style-name="T1060">x<text:s/></text:span><text:span text:style-name="T1061">&lt;&lt;<text:s/></text:span><text:span text:style-name="T1062">", "</text:span><text:span text:style-name="T1063">;</text:span><text:span text:style-name="T1064"><text:line-break/><text:s text:c="8"/>}</text:span><text:span text:style-name="T1065">;</text:span><text:span text:style-name="T1066"><text:line-break/><text:s text:c="8"/></text:span><text:span text:style-name="T1067">cout<text:s/></text:span><text:span text:style-name="T1068">&lt;&lt;<text:s/></text:span><text:span text:style-name="T1069">temp-&gt;</text:span><text:span text:style-name="T1070">data</text:span><text:span text:style-name="T1071">.</text:span><text:span text:style-name="T1072">cpuRegisters</text:span><text:span text:style-name="T1073">.</text:span><text:span text:style-name="T1074">back</text:span><text:span text:style-name="T1075">()<text:s/></text:span><text:span text:style-name="T1076">&lt;&lt;<text:s/></text:span><text:span text:style-name="T1077">endl</text:span><text:span text:style-name="T1078">;</text:span><text:span text:style-name="T1079"><text:line-break/></text:span><text:span text:style-name="T1080"><text:line-break/><text:s text:c="8"/></text:span><text:span text:style-name="T1081">//<text:s/></text:span><text:span text:style-name="T1082">Разделитель</text:span><text:span text:style-name="T1083"><text:s/></text:span><text:span text:style-name="T1084">между</text:span><text:span text:style-name="T1085"><text:s/></text:span><text:span text:style-name="T1086">процессами</text:span><text:span text:style-name="T1087"><text:line-break/><text:s text:c="8"/></text:span><text:span text:style-name="T1088">cout<text:s/></text:span><text:span text:style-name="T1089">&lt;&lt;<text:s/></text:span><text:span text:style-name="T1090">"==========================================="<text:s/></text:span><text:span text:style-name="T1091">&lt;&lt;<text:s/></text:span><text:span text:style-name="T1092">endl</text:span><text:span text:style-name="T1093">;</text:span><text:span text:style-name="T1094"><text:line-break/><text:s text:c="8"/>temp = temp-&gt;</text:span><text:span text:style-name="T1095">next</text:span><text:span text:style-name="T1096">;</text:span><text:span text:style-name="T1097"><text:line-break/><text:s text:c="4"/>}</text:span><text:span text:style-name="T1098"><text:line-break/>}</text:span></text:p>
        </text:list-item>
        <text:list-item>
          <text:p text:style-name="P1099"/>
        </text:list-item>
        <text:list-item>
          <text:p text:style-name="P1100"><text:span text:style-name="T1101">main.cpp:</text:span></text:p>
        </text:list-item>
        <text:list-item>
          <text:p text:style-name="P1102"><text:span text:style-name="T1103">//</text:span><text:span text:style-name="T1104"><text:line-break/>// Created by user on 30.11.2025.</text:span><text:span text:style-name="T1105"><text:line-break/>//</text:span><text:span text:style-name="T1106"><text:line-break/></text:span><text:span text:style-name="T1107"><text:line-break/></text:span><text:span text:style-name="T1108">#include<text:s/></text:span><text:span text:style-name="T1109">&lt;iostream&gt;</text:span><text:span text:style-name="T1110"><text:line-break/></text:span><text:span text:style-name="T1111">#include<text:s/></text:span><text:span text:style-name="T1112">"ProcessList.cpp"</text:span><text:span text:style-name="T1113"><text:line-break/></text:span><text:span text:style-name="T1114"><text:line-break/></text:span><text:span text:style-name="T1115">using namespace<text:s/></text:span><text:span text:style-name="T1116">std;</text:span><text:span text:style-name="T1117"><text:line-break/></text:span><text:span text:style-name="T1118"><text:line-break/></text:span><text:span text:style-name="T1119">int<text:s/></text:span><text:span text:style-name="T1120">main</text:span><text:span text:style-name="T1121">() {</text:span><text:span text:style-name="T1122"><text:line-break/><text:s text:c="4"/></text:span><text:span text:style-name="T1123">//<text:s/></text:span><text:span text:style-name="T1124">Создание</text:span><text:span text:style-name="T1125"><text:s/></text:span><text:span text:style-name="T1126">списка</text:span><text:span text:style-name="T1127"><text:s/></text:span><text:span text:style-name="T1128">процессов</text:span><text:span text:style-name="T1129"><text:line-break/><text:s text:c="4"/></text:span><text:span text:style-name="T1130">ProcessList PCB_list;</text:span><text:span text:style-name="T1131"><text:line-break/></text:span><text:span text:style-name="T1132"><text:line-break/><text:s text:c="4"/></text:span><text:span text:style-name="T1133">//<text:s/></text:span><text:span text:style-name="T1134">Создание</text:span><text:span text:style-name="T1135"><text:s/></text:span><text:span text:style-name="T1136">процессов</text:span><text:span text:style-name="T1137"><text:s/></text:span><text:span text:style-name="T1138">разными</text:span><text:span text:style-name="T1139"><text:s/></text:span><text:span text:style-name="T1140">способами</text:span><text:span text:style-name="T1141">:</text:span><text:span text:style-name="T1142"><text:line-break/></text:span><text:span text:style-name="T1143"><text:line-break/><text:s text:c="4"/>// 1.<text:s/></text:span><text:span text:style-name="T1144">С использованием параметризованного конструктора PCB</text:span><text:span text:style-name="T1145"><text:line-break/><text:s text:c="4"/></text:span><text:span text:style-name="T1146">PCB p1</text:span><text:span text:style-name="T1147">(</text:span><text:span text:style-name="T1148">1</text:span><text:span text:style-name="T1149">,<text:s/></text:span><text:span text:style-name="T1150">"Process1"</text:span><text:span text:style-name="T1151">, ProcessStatus::</text:span><text:span text:style-name="T1152">Running</text:span><text:span text:style-name="T1153">,<text:s/></text:span><text:span text:style-name="T1154">0</text:span><text:span text:style-name="T1155">,<text:s/></text:span><text:span text:style-name="T1156">{</text:span><text:span text:style-name="T1157">0</text:span><text:span text:style-name="T1158">,<text:s/></text:span><text:span text:style-name="T1159">1</text:span><text:span text:style-name="T1160">,<text:s/></text:span><text:span text:style-name="T1161">2</text:span><text:span text:style-name="T1162">,<text:s/></text:span><text:span text:style-name="T1163">3</text:span><text:span text:style-name="T1164">,<text:s/></text:span><text:span text:style-name="T1165">4</text:span><text:span text:style-name="T1166">,<text:s/></text:span><text:span text:style-name="T1167">5</text:span><text:span text:style-name="T1168">,<text:s/></text:span><text:span text:style-name="T1169">6</text:span><text:span text:style-name="T1170">,<text:s/></text:span><text:span text:style-name="T1171">7</text:span><text:span text:style-name="T1172">,<text:s/></text:span><text:span text:style-name="T1173">8</text:span><text:span text:style-name="T1174">,<text:s/></text:span><text:span text:style-name="T1175">9</text:span><text:span text:style-name="T1176">,<text:s/></text:span><text:span text:style-name="T1177">10</text:span><text:span text:style-name="T1178">})</text:span><text:span text:style-name="T1179">;</text:span><text:span text:style-name="T1180"><text:line-break/></text:span><text:span text:style-name="T1181"><text:line-break/><text:s text:c="4"/></text:span><text:span text:style-name="T1182">// 2. С использованием конструктора по умолчанию и последующего заполнения полей</text:span><text:span text:style-name="T1183"><text:line-break/><text:s text:c="4"/></text:span><text:span text:style-name="T1184">PCB p2;</text:span><text:span text:style-name="T1185"><text:line-break/><text:s text:c="4"/>p2.</text:span><text:span text:style-name="T1186">processID<text:s/></text:span><text:span text:style-name="T1187">=<text:s/></text:span><text:span text:style-name="T1188">2</text:span><text:span text:style-name="T1189">;</text:span><text:span text:style-name="T1190"><text:line-break/><text:s text:c="4"/>p2.</text:span><text:span text:style-name="T1191">processName<text:s/></text:span><text:span text:style-name="T1192">=<text:s/></text:span><text:span text:style-name="T1193">"Process2"</text:span><text:span text:style-name="T1194">;</text:span><text:span text:style-name="T1195"><text:line-break/><text:s text:c="4"/>p2.</text:span><text:span text:style-name="T1196">processStatus<text:s/></text:span><text:span text:style-name="T1197">= ProcessStatus::</text:span><text:span text:style-name="T1198">Stopped</text:span><text:span text:style-name="T1199">;</text:span><text:span text:style-name="T1200"><text:line-break/><text:s text:c="4"/>p2.</text:span><text:span text:style-name="T1201">commandCounter<text:s/></text:span><text:span text:style-name="T1202">=<text:s/></text:span><text:span text:style-name="T1203">5</text:span><text:span text:style-name="T1204">;</text:span><text:span text:style-name="T1205"><text:line-break/><text:s text:c="4"/>p2.</text:span><text:span text:style-name="T1206">cpuRegisters<text:s/></text:span><text:span text:style-name="T1207">=<text:s/></text:span><text:span text:style-name="T1208">{</text:span><text:span text:style-name="T1209">1</text:span><text:span text:style-name="T1210">,<text:s/></text:span><text:span text:style-name="T1211">2</text:span><text:span text:style-name="T1212">,<text:s/></text:span><text:span text:style-name="T1213">11</text:span><text:span text:style-name="T1214">};</text:span><text:span text:style-name="T1215"><text:line-break/></text:span><text:span text:style-name="T1216"><text:line-break/><text:s text:c="4"/></text:span><text:span text:style-name="T1217">// 3. Процесс с таким же ID как p1 (для демонстрации обработки дубликатов)</text:span><text:span text:style-name="T1218"><text:line-break/><text:s text:c="4"/></text:span><text:span text:style-name="T1219">PCB p3</text:span><text:span text:style-name="T1220">(</text:span><text:span text:style-name="T1221">1</text:span><text:span text:style-name="T1222">,<text:s/></text:span><text:span text:style-name="T1223">"Process3"</text:span><text:span text:style-name="T1224">, ProcessStatus::</text:span><text:span text:style-name="T1225">Waiting</text:span><text:span text:style-name="T1226">,<text:s/></text:span><text:span text:style-name="T1227">0</text:span><text:span text:style-name="T1228">,<text:s/></text:span><text:span text:style-name="T1229">{</text:span><text:span text:style-name="T1230">0</text:span><text:span text:style-name="T1231">,<text:s/></text:span><text:span text:style-name="T1232">1</text:span><text:span text:style-name="T1233">,<text:s/></text:span><text:span text:style-name="T1234">2</text:span><text:span text:style-name="T1235">,<text:s/></text:span><text:span text:style-name="T1236">3</text:span><text:span text:style-name="T1237">,<text:s/></text:span><text:span text:style-name="T1238">4</text:span><text:span text:style-name="T1239">,<text:s/></text:span><text:span text:style-name="T1240">5</text:span><text:span text:style-name="T1241">,<text:s/></text:span><text:span text:style-name="T1242">6</text:span><text:span text:style-name="T1243">,<text:s/></text:span><text:span text:style-name="T1244">7</text:span><text:span text:style-name="T1245">,<text:s/></text:span><text:span text:style-name="T1246">8</text:span><text:span text:style-name="T1247">,<text:s/></text:span><text:span text:style-name="T1248">9</text:span><text:span text:style-name="T1249">,<text:s/></text:span><text:span text:style-name="T1250">10</text:span><text:span text:style-name="T1251">})</text:span><text:span text:style-name="T1252">;</text:span><text:span text:style-name="T1253"><text:line-break/></text:span><text:span text:style-name="T1254"><text:line-break/><text:s text:c="4"/></text:span><text:span text:style-name="T1255">// Тестирование операций со списком:</text:span><text:span text:style-name="T1256"><text:line-break/></text:span><text:span text:style-name="T1257"><text:line-break/><text:s text:c="4"/>// Вставка p1 (успешно)</text:span><text:span text:style-name="T1258"><text:line-break/><text:s text:c="4"/></text:span><text:span text:style-name="T1259">PCB_list.</text:span><text:span text:style-name="T1260">insert</text:span><text:span text:style-name="T1261">(p1);</text:span><text:span text:style-name="T1262"><text:line-break/></text:span><text:span text:style-name="T1263"><text:line-break/><text:s text:c="4"/></text:span><text:span text:style-name="T1264">// Вставка p2 (успешно, список отсортируется: p1(1), p2(2))</text:span><text:span text:style-name="T1265"><text:line-break/><text:s text:c="4"/></text:span><text:span text:style-name="T1266">PCB_list.</text:span><text:span text:style-name="T1267">insert</text:span><text:span text:style-name="T1268">(p2);</text:span><text:span text:style-name="T1269"><text:line-break/></text:span><text:span text:style-name="T1270"><text:line-break/><text:s text:c="4"/></text:span><text:span text:style-name="T1271">// Вывод текущего состояния списка</text:span><text:span text:style-name="T1272"><text:line-break/><text:s text:c="4"/></text:span><text:span text:style-name="T1273">PCB_list.</text:span><text:span text:style-name="T1274">printList</text:span><text:span text:style-name="T1275">();</text:span><text:span text:style-name="T1276"><text:line-break/></text:span><text:span text:style-name="T1277"><text:line-break/><text:s text:c="4"/></text:span><text:span text:style-name="T1278">// Удаление p2 (успешно)</text:span><text:span text:style-name="T1279"><text:line-break/><text:s text:c="4"/></text:span><text:span text:style-name="T1280">PCB_list.</text:span><text:span text:style-name="T1281">remove</text:span><text:span text:style-name="T1282">(p2.</text:span><text:span text:style-name="T1283">processID</text:span><text:span text:style-name="T1284">);</text:span><text:span text:style-name="T1285"><text:line-break/></text:span><text:span text:style-name="T1286"><text:line-break/><text:s text:c="4"/></text:span><text:span text:style-name="T1287">// Вывод списка после удаления</text:span><text:span text:style-name="T1288"><text:line-break/><text:s text:c="4"/></text:span><text:span text:style-name="T1289">PCB_list.</text:span><text:span text:style-name="T1290">printList</text:span><text:span text:style-name="T1291">();</text:span><text:span text:style-name="T1292"><text:line-break/></text:span><text:span text:style-name="T1293"><text:line-break/><text:s text:c="4"/></text:span><text:span text:style-name="T1294">// Попытка вставки p3 (дубликат ID, должна завершиться ошибкой)</text:span><text:span text:style-name="T1295"><text:line-break/><text:s text:c="4"/></text:span><text:span text:style-name="T1296">PCB_list.</text:span><text:span text:style-name="T1297">insert</text:span><text:span text:style-name="T1298">(p3);</text:span><text:span text:style-name="T1299"><text:line-break/></text:span><text:span text:style-name="T1300"><text:line-break/><text:s text:c="4"/></text:span><text:span text:style-name="T1301">// Попытка удаления несуществующего процесса (должна завершиться ошибкой)</text:span><text:span text:style-name="T1302"><text:line-break/><text:s text:c="4"/></text:span><text:span text:style-name="T1303">PCB_list.</text:span><text:span text:style-name="T1304">remove</text:span><text:span text:style-name="T1305">(</text:span><text:span text:style-name="T1306">99</text:span><text:span text:style-name="T1307">);</text:span><text:span text:style-name="T1308"><text:line-break/></text:span><text:span text:style-name="T1309"><text:line-break/><text:s text:c="4"/></text:span><text:span text:style-name="T1310">// Вывод финального состояния списка</text:span><text:span text:style-name="T1311"><text:line-break/><text:s text:c="4"/></text:span><text:span text:style-name="T1312">cout<text:s/></text:span><text:span text:style-name="T1313">&lt;&lt;<text:s/></text:span><text:span text:style-name="T1314">"The final state of the list:"<text:s/></text:span><text:span text:style-name="T1315">&lt;&lt;<text:s/></text:span><text:span text:style-name="T1316">endl</text:span><text:span text:style-name="T1317">;</text:span><text:span text:style-name="T1318"><text:line-break/><text:s text:c="4"/>PCB_list.</text:span><text:span text:style-name="T1319">printList</text:span><text:span text:style-name="T1320">();</text:span><text:span text:style-name="T1321"><text:line-break/></text:span><text:span text:style-name="T1322"><text:line-break/><text:s text:c="4"/></text:span><text:span text:style-name="T1323">return<text:s/></text:span><text:span text:style-name="T1324">0</text:span><text:span text:style-name="T1325">;</text:span><text:span text:style-name="T1326"><text:line-break/>}</text:span></text:p>
        </text:list-item>
      </text:list>
      <text:p text:style-name="P1327"/>
      <text:p text:style-name="Standard"><text:span text:style-name="T1328">4.<text:s/></text:span><text:span text:style-name="T1329">C</text:span><text:span text:style-name="T1330">ссылка</text:span><text:span text:style-name="T1331"><text:s/></text:span><text:span text:style-name="T1332">на</text:span><text:span text:style-name="T1333"><text:s/></text:span><text:span text:style-name="T1334">репозиторий</text:span><text:span text:style-name="T1335">:</text:span><text:span text:style-name="T1336"><text:s/></text:span><text:a xlink:href="https://github.com/Mirox-dev/Lab7-8" office:target-frame-name="_top" xlink:show="replace"><text:span text:style-name="T1337">Mirox</text:span><text:span text:style-name="T1338">-</text:span><text:span text:style-name="T1339">dev</text:span><text:span text:style-name="T1340">/</text:span><text:span text:style-name="T1341">Lab</text:span><text:span text:style-name="T1342">7-8</text:span></text:a></text:p>
      <text:p text:style-name="P1343"/>
      <text:p text:style-name="Standard"><text:span text:style-name="T1344">5.<text:s/></text:span><text:span text:style-name="T1345">Вывод</text:span><text:span text:style-name="T1346">:</text:span></text:p>
      <text:p text:style-name="P1347"><text:span text:style-name="T1348">Реализовал</text:span><text:span text:style-name="T1349"><text:s/></text:span><text:span text:style-name="T1350">класс</text:span><text:span text:style-name="T1351"><text:s/></text:span><text:span text:style-name="T1352">на</text:span><text:span text:style-name="T1353"><text:s/></text:span><text:span text:style-name="T1354">языке</text:span><text:span text:style-name="T1355"><text:s/></text:span><text:span text:style-name="T1356">C</text:span><text:span text:style-name="T1357">++<text:s/></text:span><text:span text:style-name="T1358">для</text:span><text:span text:style-name="T1359"><text:s/></text:span><text:span text:style-name="T1360">управления</text:span><text:span text:style-name="T1361"><text:s/></text:span><text:span text:style-name="T1362">связанным</text:span><text:span text:style-name="T1363"><text:s/></text:span><text:span text:style-name="T1364">списком</text:span><text:span text:style-name="T1365"><text:s/></text:span><text:span text:style-name="T1366">блоков</text:span><text:span text:style-name="T1367"><text:s/></text:span><text:span text:style-name="T1368">управления</text:span><text:span text:style-name="T1369"><text:s/></text:span><text:span text:style-name="T1370">процессами</text:span><text:span text:style-name="T1371"><text:s/></text:span><text:span text:style-name="T1372">PCB</text:span><text:span text:style-name="T1373"><text:s/>—<text:s/></text:span><text:span text:style-name="T1374">структурой</text:span><text:span text:style-name="T1375"><text:s/></text:span><text:span text:style-name="T1376">данных</text:span><text:span text:style-name="T1377">,<text:s/></text:span><text:span text:style-name="T1378">используемой</text:span><text:span text:style-name="T1379"><text:s/></text:span><text:span text:style-name="T1380">операционной</text:span><text:span text:style-name="T1381"><text:s/></text:span><text:span text:style-name="T1382">системой</text:span><text:span text:style-name="T1383"><text:s/></text:span><text:span text:style-name="T1384">для</text:span><text:span text:style-name="T1385"><text:s/></text:span><text:span text:style-name="T1386">хранения</text:span><text:span text:style-name="T1387"><text:s/></text:span><text:span text:style-name="T1388">информации</text:span><text:span text:style-name="T1389"><text:s/></text:span><text:span text:style-name="T1390">о</text:span><text:span text:style-name="T1391"><text:s/></text:span><text:span text:style-name="T1392">состоянии</text:span><text:span text:style-name="T1393"><text:s/></text:span><text:span text:style-name="T1394">процесса</text:span><text:span text:style-name="T1395">.<text:s/></text:span><text:span text:style-name="T1396">Реализовал</text:span><text:span text:style-name="T1397"><text:s/></text:span><text:span text:style-name="T1398">функции</text:span><text:span text:style-name="T1399">,<text:s/></text:span><text:span text:style-name="T1400">требуемые</text:span><text:span text:style-name="T1401"><text:s/></text:span><text:span text:style-name="T1402">для</text:span><text:span text:style-name="T1403"><text:s/></text:span><text:span text:style-name="T1404">управления</text:span><text:span text:style-name="T1405"><text:s/></text:span><text:span text:style-name="T1406">списком</text:span><text:span text:style-name="T1407">.<text:s/></text:span><text:span text:style-name="T1408">Научился</text:span><text:span text:style-name="T1409"><text:s/></text:span><text:span text:style-name="T1410">правильно</text:span><text:span text:style-name="T1411"><text:s/></text:span><text:span text:style-name="T1412">разделять</text:span><text:span text:style-name="T1413"><text:s/></text:span><text:span text:style-name="T1414">код</text:span><text:span text:style-name="T1415"><text:s/></text:span><text:span text:style-name="T1416">на</text:span><text:span text:style-name="T1417"><text:s/></text:span><text:span text:style-name="T1418">файлы</text:span><text:span text:style-name="T1419">.<text:s/></text:span><text:span text:style-name="T1420">Научился</text:span><text:span text:style-name="T1421"><text:s/></text:span><text:span text:style-name="T1422">оптимизировать</text:span><text:span text:style-name="T1423"><text:s/></text:span><text:span text:style-name="T1424">алгоритмы</text:span><text:span text:style-name="T1425"><text:s/></text:span><text:span text:style-name="T1426">и</text:span><text:span text:style-name="T1427"><text:s/></text:span><text:span text:style-name="T1428">правильно</text:span><text:span text:style-name="T1429"><text:s/></text:span><text:span text:style-name="T1430">работать</text:span><text:span text:style-name="T1431"><text:s/></text:span><text:span text:style-name="T1432">с</text:span><text:span text:style-name="T1433"><text:s/></text:span><text:span text:style-name="T1434">памятью</text:span><text:span text:style-name="T1435"><text:s/></text:span><text:span text:style-name="T1436">в</text:span><text:span text:style-name="T1437"><text:s/></text:span><text:span text:style-name="T1438">классах</text:span><text:span text:style-name="T143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ize="16pt" style:font-size-asian="16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9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5-11-29T13:10:00Z</meta:creation-date>
    <dc:date>2025-12-07T19:04:00Z</dc:date>
    <meta:template xlink:href="Normal" xlink:type="simple"/>
    <meta:editing-cycles>8</meta:editing-cycles>
    <meta:editing-duration>PT4020S</meta:editing-duration>
    <meta:document-statistic meta:page-count="1" meta:paragraph-count="25" meta:word-count="1911" meta:character-count="12780" meta:row-count="90" meta:non-whitespace-character-count="10894"/>
  </office:meta>
</office:document-meta>
</file>